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0pt" style:font-size-asian="10pt" style:font-size-complex="10pt"/>
    </style:style>
    <style:style style:name="P2" style:family="paragraph" style:parent-style-name="Standard">
      <style:text-properties style:font-name="Liberation Serif" fo:font-size="10pt" officeooo:paragraph-rsid="0058b99b" style:font-size-asian="10pt" style:font-size-complex="10pt"/>
    </style:style>
    <style:style style:name="P3" style:family="paragraph" style:parent-style-name="Standard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officeooo:paragraph-rsid="001f7efc"/>
    </style:style>
    <style:style style:name="P5" style:family="paragraph" style:parent-style-name="Standard">
      <style:paragraph-properties fo:break-before="page"/>
      <style:text-properties officeooo:paragraph-rsid="001f7efc"/>
    </style:style>
    <style:style style:name="P6" style:family="paragraph" style:parent-style-name="Standard">
      <style:text-properties officeooo:paragraph-rsid="0020ff27"/>
    </style:style>
    <style:style style:name="P7" style:family="paragraph" style:parent-style-name="Standard">
      <style:text-properties officeooo:paragraph-rsid="0021b495"/>
    </style:style>
    <style:style style:name="P8" style:family="paragraph" style:parent-style-name="Standard">
      <style:text-properties officeooo:paragraph-rsid="0022d345"/>
    </style:style>
    <style:style style:name="P9" style:family="paragraph" style:parent-style-name="Standard">
      <style:text-properties officeooo:paragraph-rsid="00235f0c"/>
    </style:style>
    <style:style style:name="P10" style:family="paragraph" style:parent-style-name="Standard">
      <style:text-properties officeooo:paragraph-rsid="00242b1b"/>
    </style:style>
    <style:style style:name="P11" style:family="paragraph" style:parent-style-name="Standard">
      <style:paragraph-properties>
        <style:tab-stops/>
      </style:paragraph-properties>
      <style:text-properties officeooo:paragraph-rsid="0021b495"/>
    </style:style>
    <style:style style:name="P12" style:family="paragraph" style:parent-style-name="Standard">
      <style:text-properties officeooo:paragraph-rsid="0026d77b"/>
    </style:style>
    <style:style style:name="P13" style:family="paragraph" style:parent-style-name="Standard">
      <style:text-properties officeooo:paragraph-rsid="0027d81a"/>
    </style:style>
    <style:style style:name="P14" style:family="paragraph" style:parent-style-name="Standard">
      <style:paragraph-properties fo:break-before="page"/>
      <style:text-properties officeooo:paragraph-rsid="0027d81a"/>
    </style:style>
    <style:style style:name="P15" style:family="paragraph" style:parent-style-name="Standard">
      <style:text-properties officeooo:paragraph-rsid="002b782c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fo:font-weight="bold" officeooo:paragraph-rsid="0034dbb7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fo:font-weight="bold" officeooo:rsid="0036c573" officeooo:paragraph-rsid="0036c573" style:font-size-asian="10pt" style:font-weight-asian="bold" style:font-size-complex="10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fo:font-size="10pt" fo:font-weight="bold" officeooo:rsid="0036c573" officeooo:paragraph-rsid="0036c57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0pt" fo:background-color="#1f1f1f" style:font-size-asian="10pt" style:font-size-complex="10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0pt" officeooo:paragraph-rsid="00766cd1" fo:background-color="#1f1f1f" style:font-size-asian="10pt" style:font-size-complex="10pt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1.782cm"/>
        </style:tab-stops>
      </style:paragraph-properties>
      <style:text-properties fo:font-size="10pt" officeooo:paragraph-rsid="00766cd1" fo:background-color="#1f1f1f" style:font-size-asian="10pt" style:font-size-complex="10pt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1.799cm"/>
        </style:tab-stops>
      </style:paragraph-properties>
      <style:text-properties fo:font-size="10pt" fo:background-color="#1f1f1f" style:font-size-asian="10pt" style:font-size-complex="10pt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1.729cm"/>
        </style:tab-stops>
      </style:paragraph-properties>
      <style:text-properties fo:font-size="10pt" fo:background-color="#1f1f1f" style:font-size-asian="10pt" style:font-size-complex="10pt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1.746cm"/>
        </style:tab-stops>
      </style:paragraph-properties>
      <style:text-properties fo:font-size="10pt" fo:background-color="#1f1f1f" style:font-size-asian="10pt" style:font-size-complex="10pt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text-properties officeooo:paragraph-rsid="003267eb"/>
    </style:style>
    <style:style style:name="P27" style:family="paragraph" style:parent-style-name="Standard">
      <style:text-properties officeooo:paragraph-rsid="0034366e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34bca8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4bca8"/>
    </style:style>
    <style:style style:name="P3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paragraph-rsid="0034dbb7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34dbb7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4dbb7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Standard">
      <style:paragraph-properties fo:margin-left="0cm" fo:margin-right="0cm" fo:text-indent="0cm" style:auto-text-indent="false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6c573" officeooo:paragraph-rsid="0036c573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6c573" officeooo:paragraph-rsid="00371bd8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6c573" officeooo:paragraph-rsid="003a2144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6c573" officeooo:paragraph-rsid="003b6572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6c573" officeooo:paragraph-rsid="003bfa2a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6c573" officeooo:paragraph-rsid="003c5a0c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6c573" officeooo:paragraph-rsid="003cce19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6c573" officeooo:paragraph-rsid="003dc366"/>
    </style:style>
    <style:style style:name="P4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6c573" officeooo:paragraph-rsid="0038bd7b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6c573" officeooo:paragraph-rsid="0070d741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6c573" officeooo:paragraph-rsid="0071bce3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6c573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71bd8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c5a0c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daf4a"/>
    </style:style>
    <style:style style:name="P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dc366"/>
    </style:style>
    <style:style style:name="P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f36bb"/>
    </style:style>
    <style:style style:name="P5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0a57f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1d578"/>
    </style:style>
    <style:style style:name="P5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228a2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40673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555b5"/>
    </style:style>
    <style:style style:name="P5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5cc20"/>
    </style:style>
    <style:style style:name="P5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6b339"/>
    </style:style>
    <style:style style:name="P5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7189f"/>
    </style:style>
    <style:style style:name="P60" style:family="paragraph" style:parent-style-name="Standard">
      <style:text-properties officeooo:paragraph-rsid="004adcc9"/>
    </style:style>
    <style:style style:name="P61" style:family="paragraph" style:parent-style-name="Standard">
      <style:text-properties officeooo:paragraph-rsid="004f80a8"/>
    </style:style>
    <style:style style:name="P62" style:family="paragraph" style:parent-style-name="Standard">
      <style:text-properties officeooo:paragraph-rsid="0051bf0e"/>
    </style:style>
    <style:style style:name="P63" style:family="paragraph" style:parent-style-name="Standard">
      <style:text-properties officeooo:paragraph-rsid="00525f23"/>
    </style:style>
    <style:style style:name="P64" style:family="paragraph" style:parent-style-name="Standard">
      <style:text-properties officeooo:paragraph-rsid="0052af22"/>
    </style:style>
    <style:style style:name="P65" style:family="paragraph" style:parent-style-name="Standard">
      <style:text-properties officeooo:rsid="00566f1c" officeooo:paragraph-rsid="00566f1c"/>
    </style:style>
    <style:style style:name="P66" style:family="paragraph" style:parent-style-name="Standard">
      <style:text-properties officeooo:paragraph-rsid="00575044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6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7189f" fo:background-color="#1f1f1f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70" style:family="paragraph" style:parent-style-name="Standard">
      <style:text-properties officeooo:paragraph-rsid="005b1298"/>
    </style:style>
    <style:style style:name="P71" style:family="paragraph" style:parent-style-name="Standard">
      <style:text-properties officeooo:paragraph-rsid="0029f97d"/>
    </style:style>
    <style:style style:name="P72" style:family="paragraph" style:parent-style-name="Standard">
      <style:text-properties officeooo:paragraph-rsid="005f1ee8"/>
    </style:style>
    <style:style style:name="P7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cce19"/>
    </style:style>
    <style:style style:name="P74" style:family="paragraph" style:parent-style-name="Standard">
      <style:paragraph-properties fo:margin-left="0cm" fo:margin-right="0cm" fo:text-indent="0cm" style:auto-text-indent="false"/>
      <style:text-properties officeooo:paragraph-rsid="00608e0a"/>
    </style:style>
    <style:style style:name="P75" style:family="paragraph" style:parent-style-name="Standard">
      <style:text-properties officeooo:paragraph-rsid="00664368"/>
    </style:style>
    <style:style style:name="P7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8bd7b"/>
    </style:style>
    <style:style style:name="P7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6f9158"/>
    </style:style>
    <style:style style:name="P7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70d741"/>
    </style:style>
    <style:style style:name="P7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71bce3"/>
    </style:style>
    <style:style style:name="P8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7620ca"/>
    </style:style>
    <style:style style:name="P8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7808a1"/>
    </style:style>
    <style:style style:name="P8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7b26bb"/>
    </style:style>
    <style:style style:name="P83" style:family="paragraph" style:parent-style-name="Standard" style:list-style-name="L1"/>
    <style:style style:name="P84" style:family="paragraph" style:parent-style-name="Standard" style:list-style-name="L1">
      <style:text-properties style:font-name="Liberation Serif" fo:font-size="10pt" style:font-size-asian="10pt" style:font-size-complex="10pt"/>
    </style:style>
    <style:style style:name="P85" style:family="paragraph" style:parent-style-name="Standard" style:list-style-name="L2">
      <style:text-properties style:font-name="Liberation Serif" fo:font-size="10pt" style:font-size-asian="10pt" style:font-size-complex="10pt"/>
    </style:style>
    <style:style style:name="P86" style:family="paragraph" style:parent-style-name="Standard" style:list-style-name="L2"/>
    <style:style style:name="P87" style:family="paragraph" style:parent-style-name="Standard">
      <style:paragraph-properties fo:margin-left="0cm" fo:margin-right="0cm" fo:text-indent="0cm" style:auto-text-indent="false"/>
      <style:text-properties fo:color="#cccccc" loext:opacity="100%" fo:font-size="10pt" fo:background-color="#1f1f1f" style:font-size-asian="10pt" style:font-size-complex="10pt"/>
    </style:style>
    <style:style style:name="P88" style:family="paragraph" style:parent-style-name="Standard">
      <style:paragraph-properties fo:margin-left="0cm" fo:margin-right="0cm" fo:text-indent="0cm" style:auto-text-indent="false"/>
    </style:style>
    <style:style style:name="P8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7d5624"/>
    </style:style>
    <style:style style:name="P9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808f9b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size="10pt" fo:background-color="#1f1f1f" style:font-size-asian="10pt" style:font-size-complex="10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size="10pt" officeooo:paragraph-rsid="00821c23" fo:background-color="#1f1f1f" style:font-size-asian="10pt" style:font-size-complex="10pt"/>
    </style:style>
    <style:style style:name="P9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8bd7b"/>
    </style:style>
    <style:style style:name="P9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8529df"/>
    </style:style>
    <style:style style:name="T1" style:family="text">
      <style:text-properties officeooo:rsid="001a2118"/>
    </style:style>
    <style:style style:name="T2" style:family="text">
      <style:text-properties fo:color="#ea6c8b" loext:opacity="100%" style:font-name="Liberation Serif" fo:font-size="10pt" officeooo:rsid="003267eb" style:font-size-asian="10pt" style:font-size-complex="10pt"/>
    </style:style>
    <style:style style:name="T3" style:family="text">
      <style:text-properties fo:color="#000000" loext:opacity="100%" style:font-name="Liberation Serif" fo:font-size="10pt" style:font-size-asian="10pt" style:font-size-complex="10pt"/>
    </style:style>
    <style:style style:name="T4" style:family="text">
      <style:text-properties fo:color="#000000" loext:opacity="100%" style:font-name="Liberation Serif" fo:font-size="10pt" officeooo:rsid="001b6234" style:font-size-asian="10pt" style:font-size-complex="10pt" loext:padding="0cm" loext:border="none"/>
    </style:style>
    <style:style style:name="T5" style:family="text">
      <style:text-properties fo:color="#000000" loext:opacity="100%" style:font-name="Liberation Serif" fo:font-size="10pt" officeooo:rsid="001f7efc" style:font-size-asian="10pt" style:font-size-complex="10pt"/>
    </style:style>
    <style:style style:name="T6" style:family="text">
      <style:text-properties fo:color="#000000" loext:opacity="100%" style:font-name="Liberation Serif" fo:font-size="10pt" officeooo:rsid="0022d345" style:font-size-asian="10pt" style:font-size-complex="10pt"/>
    </style:style>
    <style:style style:name="T7" style:family="text">
      <style:text-properties fo:color="#000000" loext:opacity="100%" style:font-name="Liberation Serif" fo:font-size="10pt" officeooo:rsid="00221302" style:font-size-asian="10pt" style:font-size-complex="10pt"/>
    </style:style>
    <style:style style:name="T8" style:family="text">
      <style:text-properties fo:color="#000000" loext:opacity="100%" style:font-name="Liberation Serif" fo:font-size="10pt" officeooo:rsid="0027d81a" style:font-size-asian="10pt" style:font-size-complex="10pt"/>
    </style:style>
    <style:style style:name="T9" style:family="text">
      <style:text-properties fo:color="#000000" loext:opacity="100%" style:font-name="Liberation Serif" fo:font-size="10pt" officeooo:rsid="002d0293" style:font-size-asian="10pt" style:font-size-complex="10pt"/>
    </style:style>
    <style:style style:name="T10" style:family="text">
      <style:text-properties fo:color="#000000" loext:opacity="100%" style:font-name="Liberation Serif" fo:font-size="10pt" officeooo:rsid="002dd9db" style:font-size-asian="10pt" style:font-size-complex="10pt"/>
    </style:style>
    <style:style style:name="T11" style:family="text">
      <style:text-properties fo:color="#000000" loext:opacity="100%" style:font-name="Liberation Serif" fo:font-size="10pt" officeooo:rsid="003267eb" style:font-size-asian="10pt" style:font-size-complex="10pt"/>
    </style:style>
    <style:style style:name="T12" style:family="text">
      <style:text-properties fo:color="#000000" loext:opacity="100%" style:font-name="Liberation Serif" fo:font-size="10pt" officeooo:rsid="0034366e" style:font-size-asian="10pt" style:font-size-complex="10pt"/>
    </style:style>
    <style:style style:name="T13" style:family="text">
      <style:text-properties fo:color="#000000" loext:opacity="100%" style:font-name="Liberation Serif" fo:font-size="10pt" officeooo:rsid="004f80a8" style:font-size-asian="10pt" style:font-size-complex="10pt"/>
    </style:style>
    <style:style style:name="T14" style:family="text">
      <style:text-properties fo:color="#000000" loext:opacity="100%" style:font-name="Liberation Serif" fo:font-size="10pt" fo:font-weight="bold" officeooo:rsid="001f7efc" style:font-size-asian="10pt" style:font-weight-asian="bold" style:font-size-complex="10pt" style:font-weight-complex="bold"/>
    </style:style>
    <style:style style:name="T15" style:family="text">
      <style:text-properties fo:color="#000000" loext:opacity="100%" style:font-name="Liberation Serif" fo:font-size="10pt" fo:font-weight="bold" officeooo:rsid="0022d345" style:font-size-asian="10pt" style:font-weight-asian="bold" style:font-size-complex="10pt" style:font-weight-complex="bold"/>
    </style:style>
    <style:style style:name="T16" style:family="text">
      <style:text-properties fo:color="#000000" loext:opacity="100%" style:font-name="Liberation Serif" fo:font-size="10pt" fo:font-weight="bold" officeooo:rsid="0027d81a" style:font-size-asian="10pt" style:font-weight-asian="bold" style:font-size-complex="10pt" style:font-weight-complex="bold"/>
    </style:style>
    <style:style style:name="T17" style:family="text">
      <style:text-properties fo:color="#000000" loext:opacity="100%" style:font-name="Liberation Serif" fo:font-size="10pt" fo:font-weight="bold" officeooo:rsid="0034bca8" style:font-size-asian="10pt" style:font-weight-asian="bold" style:font-size-complex="10pt" style:font-weight-complex="bold"/>
    </style:style>
    <style:style style:name="T18" style:family="text">
      <style:text-properties fo:color="#000000" loext:opacity="100%" style:font-name="Liberation Serif" fo:font-size="10pt" fo:font-weight="bold" officeooo:rsid="003daf4a" style:font-size-asian="10pt" style:font-weight-asian="bold" style:font-size-complex="10pt" style:font-weight-complex="bold"/>
    </style:style>
    <style:style style:name="T19" style:family="text">
      <style:text-properties fo:color="#000000" loext:opacity="100%" style:font-name="Liberation Serif" fo:font-size="10pt" fo:font-weight="bold" officeooo:rsid="0041d578" style:font-size-asian="10pt" style:font-weight-asian="bold" style:font-size-complex="10pt" style:font-weight-complex="bold"/>
    </style:style>
    <style:style style:name="T20" style:family="text">
      <style:text-properties fo:color="#000000" loext:opacity="100%" style:font-name="Liberation Serif" fo:font-size="10pt" fo:font-weight="bold" officeooo:rsid="00435abf" style:font-size-asian="10pt" style:font-weight-asian="bold" style:font-size-complex="10pt" style:font-weight-complex="bold"/>
    </style:style>
    <style:style style:name="T21" style:family="text">
      <style:text-properties fo:color="#000000" loext:opacity="100%" style:font-name="Liberation Serif" fo:font-size="10pt" fo:font-weight="bold" officeooo:rsid="004555b5" style:font-size-asian="10pt" style:font-weight-asian="bold" style:font-size-complex="10pt" style:font-weight-complex="bold"/>
    </style:style>
    <style:style style:name="T22" style:family="text">
      <style:text-properties fo:color="#000000" loext:opacity="100%" style:font-name="Liberation Serif" fo:font-size="10pt" fo:font-weight="bold" officeooo:rsid="0046b339" style:font-size-asian="10pt" style:font-weight-asian="bold" style:font-size-complex="10pt" style:font-weight-complex="bold"/>
    </style:style>
    <style:style style:name="T23" style:family="text">
      <style:text-properties fo:color="#000000" loext:opacity="100%" style:font-name="Liberation Serif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color="#000000" loext:opacity="100%" style:font-name="Liberation Serif" fo:font-size="10pt" fo:font-weight="normal" officeooo:rsid="0020ff27" style:font-size-asian="10pt" style:font-weight-asian="normal" style:font-size-complex="10pt" style:font-weight-complex="normal"/>
    </style:style>
    <style:style style:name="T25" style:family="text">
      <style:text-properties fo:color="#000000" loext:opacity="100%" style:font-name="Liberation Serif" fo:font-size="10pt" fo:font-weight="normal" officeooo:rsid="002dd418" style:font-size-asian="10pt" style:font-weight-asian="normal" style:font-size-complex="10pt" style:font-weight-complex="normal"/>
    </style:style>
    <style:style style:name="T26" style:family="text">
      <style:text-properties fo:color="#000000" loext:opacity="100%" style:font-name="Liberation Serif" fo:font-size="10pt" fo:font-weight="normal" officeooo:rsid="0034bca8" style:font-size-asian="10pt" style:font-weight-asian="normal" style:font-size-complex="10pt" style:font-weight-complex="normal"/>
    </style:style>
    <style:style style:name="T27" style:family="text">
      <style:text-properties fo:color="#000000" loext:opacity="100%" style:font-name="Liberation Serif" fo:font-size="10pt" fo:font-weight="normal" officeooo:rsid="0034dbb7" style:font-size-asian="10pt" style:font-weight-asian="normal" style:font-size-complex="10pt" style:font-weight-complex="normal"/>
    </style:style>
    <style:style style:name="T28" style:family="text">
      <style:text-properties fo:color="#000000" loext:opacity="100%" style:font-name="Liberation Serif" fo:font-size="10pt" fo:font-weight="normal" officeooo:rsid="0034366e" style:font-size-asian="10pt" style:font-weight-asian="normal" style:font-size-complex="10pt" style:font-weight-complex="normal"/>
    </style:style>
    <style:style style:name="T29" style:family="text">
      <style:text-properties fo:color="#000000" loext:opacity="100%" style:font-name="Liberation Serif" fo:font-size="10pt" fo:font-weight="normal" officeooo:rsid="003a2144" style:font-size-asian="10pt" style:font-weight-asian="normal" style:font-size-complex="10pt" style:font-weight-complex="normal"/>
    </style:style>
    <style:style style:name="T30" style:family="text">
      <style:text-properties fo:color="#000000" loext:opacity="100%" style:font-name="Liberation Serif" fo:font-size="10pt" fo:font-weight="normal" officeooo:rsid="003c5a0c" style:font-size-asian="10pt" style:font-weight-asian="normal" style:font-size-complex="10pt" style:font-weight-complex="normal"/>
    </style:style>
    <style:style style:name="T31" style:family="text">
      <style:text-properties fo:color="#000000" loext:opacity="100%" style:font-name="Liberation Serif" fo:font-size="10pt" fo:font-weight="normal" officeooo:rsid="003cce19" style:font-size-asian="10pt" style:font-weight-asian="normal" style:font-size-complex="10pt" style:font-weight-complex="normal"/>
    </style:style>
    <style:style style:name="T32" style:family="text">
      <style:text-properties fo:color="#000000" loext:opacity="100%" style:font-name="Liberation Serif" fo:font-size="10pt" fo:font-weight="normal" officeooo:rsid="003daf4a" style:font-size-asian="10pt" style:font-weight-asian="normal" style:font-size-complex="10pt" style:font-weight-complex="normal"/>
    </style:style>
    <style:style style:name="T33" style:family="text">
      <style:text-properties fo:color="#000000" loext:opacity="100%" style:font-name="Liberation Serif" fo:font-size="10pt" fo:font-weight="normal" officeooo:rsid="0036c573" style:font-size-asian="10pt" style:font-weight-asian="normal" style:font-size-complex="10pt" style:font-weight-complex="normal"/>
    </style:style>
    <style:style style:name="T34" style:family="text">
      <style:text-properties fo:color="#000000" loext:opacity="100%" style:font-name="Liberation Serif" fo:font-size="10pt" fo:font-weight="normal" officeooo:rsid="00440673" style:font-size-asian="10pt" style:font-weight-asian="normal" style:font-size-complex="10pt" style:font-weight-complex="normal"/>
    </style:style>
    <style:style style:name="T35" style:family="text">
      <style:text-properties fo:color="#000000" loext:opacity="100%" style:font-name="Liberation Serif" fo:font-size="10pt" fo:font-weight="normal" officeooo:rsid="0047189f" style:font-size-asian="10pt" style:font-weight-asian="normal" style:font-size-complex="10pt" style:font-weight-complex="normal"/>
    </style:style>
    <style:style style:name="T36" style:family="text">
      <style:text-properties fo:color="#000000" loext:opacity="100%" style:font-name="Liberation Serif" fo:font-size="10pt" fo:font-weight="normal" officeooo:rsid="0022d345" style:font-size-asian="10pt" style:font-weight-asian="normal" style:font-size-complex="10pt" style:font-weight-complex="normal"/>
    </style:style>
    <style:style style:name="T37" style:family="text">
      <style:text-properties fo:color="#000000" loext:opacity="100%" style:font-name="Liberation Serif" fo:font-size="10pt" fo:font-weight="normal" officeooo:rsid="002d0293" style:font-size-asian="10pt" style:font-weight-asian="normal" style:font-size-complex="10pt" style:font-weight-complex="normal"/>
    </style:style>
    <style:style style:name="T38" style:family="text">
      <style:text-properties fo:color="#000000" loext:opacity="100%" fo:font-size="10pt" fo:font-weight="normal" officeooo:rsid="0036c573" style:font-size-asian="10pt" style:font-weight-asian="normal" style:font-size-complex="10pt" style:font-weight-complex="normal"/>
    </style:style>
    <style:style style:name="T39" style:family="text">
      <style:text-properties fo:color="#0000ff" loext:opacity="100%" style:font-name="Liberation Serif" fo:font-size="10pt" officeooo:rsid="001b6234" style:font-size-asian="10pt" style:font-size-complex="10pt" loext:padding="0cm" loext:border="none"/>
    </style:style>
    <style:style style:name="T40" style:family="text">
      <style:text-properties fo:color="#dc143c" loext:opacity="100%" style:font-name="Liberation Serif" fo:font-size="10pt" officeooo:rsid="001f7efc" style:font-size-asian="10pt" style:font-size-complex="10pt"/>
    </style:style>
    <style:style style:name="T41" style:family="text">
      <style:text-properties fo:color="#dc143c" loext:opacity="100%" style:font-name="Liberation Serif" fo:font-size="10pt" officeooo:rsid="0022d345" style:font-size-asian="10pt" style:font-size-complex="10pt"/>
    </style:style>
    <style:style style:name="T42" style:family="text">
      <style:text-properties fo:color="#dc143c" loext:opacity="100%" style:font-name="Liberation Serif" fo:font-size="10pt" officeooo:rsid="002d0293" style:font-size-asian="10pt" style:font-size-complex="10pt"/>
    </style:style>
    <style:style style:name="T43" style:family="text">
      <style:text-properties fo:color="#dc143c" loext:opacity="100%" style:font-name="Liberation Serif" fo:font-size="10pt" officeooo:rsid="0034366e" style:font-size-asian="10pt" style:font-size-complex="10pt"/>
    </style:style>
    <style:style style:name="T44" style:family="text">
      <style:text-properties fo:color="#dc143c" loext:opacity="100%" style:font-name="Liberation Serif" fo:font-size="10pt" officeooo:rsid="00525f23" style:font-size-asian="10pt" style:font-size-complex="10pt"/>
    </style:style>
    <style:style style:name="T45" style:family="text">
      <style:text-properties fo:color="#dc143c" loext:opacity="100%" style:font-name="Liberation Serif" fo:font-size="10pt" officeooo:rsid="00129749" style:font-size-asian="10pt" style:font-size-complex="10pt"/>
    </style:style>
    <style:style style:name="T46" style:family="text">
      <style:text-properties fo:color="#dc143c" loext:opacity="100%" style:font-name="Liberation Serif" fo:font-size="10pt" fo:font-weight="normal" officeooo:rsid="0034bca8" style:font-size-asian="10pt" style:font-weight-asian="normal" style:font-size-complex="10pt" style:font-weight-complex="normal"/>
    </style:style>
    <style:style style:name="T47" style:family="text">
      <style:text-properties fo:color="#dc143c" loext:opacity="100%" style:font-name="Liberation Serif" fo:font-size="10pt" fo:font-weight="normal" officeooo:rsid="0022d345" style:font-size-asian="10pt" style:font-weight-asian="normal" style:font-size-complex="10pt" style:font-weight-complex="normal"/>
    </style:style>
    <style:style style:name="T48" style:family="text">
      <style:text-properties fo:color="#dc143c" loext:opacity="100%" style:font-name="Liberation Serif" fo:font-size="12pt" officeooo:rsid="0022d345" style:font-size-asian="12pt" style:font-size-complex="12pt"/>
    </style:style>
    <style:style style:name="T49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50" style:family="text">
      <style:text-properties style:font-name="Liberation Serif" fo:font-size="10pt" style:font-size-asian="10pt" style:font-size-complex="10pt"/>
    </style:style>
    <style:style style:name="T51" style:family="text">
      <style:text-properties style:font-name="Liberation Serif" fo:font-size="10pt" style:font-size-asian="10pt" style:font-size-complex="10pt" loext:padding="0cm" loext:border="none"/>
    </style:style>
    <style:style style:name="T52" style:family="text">
      <style:text-properties style:font-name="Liberation Serif" fo:font-size="10pt" officeooo:rsid="001a2118" style:font-size-asian="10pt" style:font-size-complex="10pt" loext:padding="0cm" loext:border="none"/>
    </style:style>
    <style:style style:name="T53" style:family="text">
      <style:text-properties style:font-name="Liberation Serif" fo:font-size="10pt" officeooo:rsid="001b6234" style:font-size-asian="10pt" style:font-size-complex="10pt" loext:padding="0cm" loext:border="none"/>
    </style:style>
    <style:style style:name="T54" style:family="text">
      <style:text-properties style:font-name="Liberation Serif" fo:font-size="10pt" officeooo:rsid="00129749" style:font-size-asian="10pt" style:font-size-complex="10pt"/>
    </style:style>
    <style:style style:name="T55" style:family="text">
      <style:text-properties style:font-name="Liberation Serif" fo:font-size="10pt" officeooo:rsid="0022d345" style:font-size-asian="10pt" style:font-size-complex="10pt"/>
    </style:style>
    <style:style style:name="T56" style:family="text">
      <style:text-properties style:font-name="Liberation Serif" fo:font-size="10pt" officeooo:rsid="00235f0c" style:font-size-asian="10pt" style:font-size-complex="10pt"/>
    </style:style>
    <style:style style:name="T57" style:family="text">
      <style:text-properties style:font-name="Liberation Serif" fo:font-size="10pt" officeooo:rsid="002d0293" style:font-size-asian="10pt" style:font-size-complex="10pt"/>
    </style:style>
    <style:style style:name="T58" style:family="text">
      <style:text-properties style:font-name="Liberation Serif" fo:font-size="10pt" officeooo:rsid="002dd418" style:font-size-asian="10pt" style:font-size-complex="10pt"/>
    </style:style>
    <style:style style:name="T59" style:family="text">
      <style:text-properties style:font-name="Liberation Serif" fo:font-size="10pt" officeooo:rsid="004f80a8" style:font-size-asian="10pt" style:font-size-complex="10pt"/>
    </style:style>
    <style:style style:name="T60" style:family="text">
      <style:text-properties style:font-name="Liberation Serif" fo:font-size="10pt" officeooo:rsid="0034366e" style:font-size-asian="10pt" style:font-size-complex="10pt"/>
    </style:style>
    <style:style style:name="T61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62" style:family="text">
      <style:text-properties style:font-name="Liberation Serif" fo:font-size="10pt" fo:font-weight="normal" officeooo:rsid="0022d345" style:font-size-asian="10pt" style:font-weight-asian="normal" style:font-size-complex="10pt" style:font-weight-complex="normal"/>
    </style:style>
    <style:style style:name="T63" style:family="text">
      <style:text-properties style:font-name="Liberation Serif" fo:font-size="10pt" fo:font-weight="normal" officeooo:rsid="004f80a8" style:font-size-asian="10pt" style:font-weight-asian="normal" style:font-size-complex="10pt" style:font-weight-complex="normal"/>
    </style:style>
    <style:style style:name="T64" style:family="text">
      <style:text-properties style:font-name="Liberation Serif" fo:font-size="10pt" fo:font-weight="normal" officeooo:rsid="002d0293" style:font-size-asian="10pt" style:font-weight-asian="normal" style:font-size-complex="10pt" style:font-weight-complex="normal"/>
    </style:style>
    <style:style style:name="T65" style:family="text">
      <style:text-properties style:font-name="Liberation Serif" fo:font-size="10pt" fo:font-weight="normal" officeooo:rsid="0034bca8" style:font-size-asian="10pt" style:font-weight-asian="normal" style:font-size-complex="10pt" style:font-weight-complex="normal"/>
    </style:style>
    <style:style style:name="T66" style:family="text">
      <style:text-properties style:font-name="Liberation Serif" fo:font-size="10pt" fo:font-weight="normal" officeooo:rsid="0034366e" style:font-size-asian="10pt" style:font-weight-asian="normal" style:font-size-complex="10pt" style:font-weight-complex="normal"/>
    </style:style>
    <style:style style:name="T67" style:family="text">
      <style:text-properties style:font-name="Liberation Serif" fo:font-size="10pt" fo:font-weight="normal" officeooo:rsid="00371bd8" style:font-size-asian="10pt" style:font-weight-asian="normal" style:font-size-complex="10pt" style:font-weight-complex="normal"/>
    </style:style>
    <style:style style:name="T68" style:family="text">
      <style:text-properties style:font-name="Liberation Serif" fo:font-size="10pt" fo:font-weight="normal" officeooo:rsid="003c5a0c" style:font-size-asian="10pt" style:font-weight-asian="normal" style:font-size-complex="10pt" style:font-weight-complex="normal"/>
    </style:style>
    <style:style style:name="T69" style:family="text">
      <style:text-properties style:font-name="Liberation Serif" fo:font-size="10pt" fo:font-weight="normal" officeooo:rsid="003a2144" style:font-size-asian="10pt" style:font-weight-asian="normal" style:font-size-complex="10pt" style:font-weight-complex="normal"/>
    </style:style>
    <style:style style:name="T70" style:family="text">
      <style:text-properties style:font-name="Liberation Serif" fo:font-size="10pt" fo:font-weight="normal" officeooo:rsid="003b6572" style:font-size-asian="10pt" style:font-weight-asian="normal" style:font-size-complex="10pt" style:font-weight-complex="normal"/>
    </style:style>
    <style:style style:name="T71" style:family="text">
      <style:text-properties style:font-name="Liberation Serif" fo:font-size="10pt" fo:font-weight="normal" officeooo:rsid="0036c573" style:font-size-asian="10pt" style:font-weight-asian="normal" style:font-size-complex="10pt" style:font-weight-complex="normal"/>
    </style:style>
    <style:style style:name="T72" style:family="text">
      <style:text-properties style:font-name="Liberation Serif" fo:font-size="10pt" fo:font-weight="normal" officeooo:rsid="0047189f" style:font-size-asian="10pt" style:font-weight-asian="normal" style:font-size-complex="10pt" style:font-weight-complex="normal"/>
    </style:style>
    <style:style style:name="T73" style:family="text">
      <style:text-properties style:font-name="Liberation Serif" fo:font-size="10pt" fo:font-weight="normal" officeooo:rsid="006ad715" style:font-size-asian="10pt" style:font-weight-asian="normal" style:font-size-complex="10pt" style:font-weight-complex="normal"/>
    </style:style>
    <style:style style:name="T74" style:family="text">
      <style:text-properties style:font-name="Liberation Serif" fo:font-size="10pt" fo:font-weight="normal" officeooo:rsid="0070d741" style:font-size-asian="10pt" style:font-weight-asian="normal" style:font-size-complex="10pt" style:font-weight-complex="normal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color="#2e8b57" loext:opacity="100%" style:font-name="Liberation Serif" fo:font-size="10pt" officeooo:rsid="0022d345" style:font-size-asian="10pt" style:font-size-complex="10pt"/>
    </style:style>
    <style:style style:name="T78" style:family="text">
      <style:text-properties fo:color="#2e8b57" loext:opacity="100%" style:font-name="Liberation Serif" fo:font-size="10pt" officeooo:rsid="002d0293" style:font-size-asian="10pt" style:font-size-complex="10pt"/>
    </style:style>
    <style:style style:name="T79" style:family="text">
      <style:text-properties fo:color="#2e8b57" loext:opacity="100%" style:font-name="Liberation Serif" fo:font-size="10pt" officeooo:rsid="0034366e" style:font-size-asian="10pt" style:font-size-complex="10pt"/>
    </style:style>
    <style:style style:name="T80" style:family="text">
      <style:text-properties fo:color="#2e8b57" loext:opacity="100%" style:font-name="Liberation Serif" fo:font-size="10pt" fo:font-weight="normal" officeooo:rsid="003a2144" style:font-size-asian="10pt" style:font-weight-asian="normal" style:font-size-complex="10pt" style:font-weight-complex="normal"/>
    </style:style>
    <style:style style:name="T81" style:family="text">
      <style:text-properties fo:color="#2e8b57" loext:opacity="100%" style:font-name="Liberation Serif" fo:font-size="10pt" fo:font-weight="normal" officeooo:rsid="0047189f" style:font-size-asian="10pt" style:font-weight-asian="normal" style:font-size-complex="10pt" style:font-weight-complex="normal"/>
    </style:style>
    <style:style style:name="T82" style:family="text">
      <style:text-properties fo:color="#ffa500" loext:opacity="100%" style:font-name="Liberation Serif" fo:font-size="10pt" officeooo:rsid="0022d345" style:font-size-asian="10pt" style:font-size-complex="10pt"/>
    </style:style>
    <style:style style:name="T83" style:family="text">
      <style:text-properties fo:color="#ffa500" loext:opacity="100%" style:font-name="Liberation Serif" fo:font-size="10pt" fo:font-weight="normal" officeooo:rsid="0034366e" style:font-size-asian="10pt" style:font-weight-asian="normal" style:font-size-complex="10pt" style:font-weight-complex="normal"/>
    </style:style>
    <style:style style:name="T84" style:family="text">
      <style:text-properties style:font-name="Liberation Serif1" fo:font-size="10pt" style:font-size-asian="10pt" style:font-size-complex="10pt" loext:padding="0cm" loext:border="none"/>
    </style:style>
    <style:style style:name="T85" style:family="text">
      <style:text-properties fo:font-size="10pt" fo:font-weight="normal" style:font-size-asian="10pt" style:font-weight-asian="normal" style:font-size-complex="10pt" style:font-weight-complex="normal"/>
    </style:style>
    <style:style style:name="T86" style:family="text">
      <style:text-properties fo:font-size="10pt" fo:font-weight="normal" officeooo:rsid="0036c573" style:font-size-asian="10pt" style:font-weight-asian="normal" style:font-size-complex="10pt" style:font-weight-complex="normal"/>
    </style:style>
    <style:style style:name="T87" style:family="text">
      <style:text-properties fo:font-size="10pt" fo:font-weight="normal" officeooo:rsid="00664368" style:font-size-asian="10pt" style:font-weight-asian="normal" style:font-size-complex="10pt" style:font-weight-complex="normal"/>
    </style:style>
    <style:style style:name="T88" style:family="text">
      <style:text-properties fo:font-size="10pt" fo:font-weight="normal" officeooo:rsid="0070d741" style:font-size-asian="10pt" style:font-weight-asian="normal" style:font-size-complex="10pt" style:font-weight-complex="normal"/>
    </style:style>
    <style:style style:name="T89" style:family="text">
      <style:text-properties fo:font-size="10pt" fo:font-weight="normal" officeooo:rsid="0074b01a" style:font-size-asian="10pt" style:font-weight-asian="normal" style:font-size-complex="10pt" style:font-weight-complex="normal"/>
    </style:style>
    <style:style style:name="T90" style:family="text">
      <style:text-properties fo:font-size="10pt" fo:font-weight="normal" officeooo:rsid="00758150" style:font-size-asian="10pt" style:font-weight-asian="normal" style:font-size-complex="10pt" style:font-weight-complex="normal"/>
    </style:style>
    <style:style style:name="T91" style:family="text">
      <style:text-properties fo:font-size="10pt" fo:font-weight="normal" officeooo:rsid="007808a1" style:font-size-asian="10pt" style:font-weight-asian="normal" style:font-size-complex="10pt" style:font-weight-complex="normal"/>
    </style:style>
    <style:style style:name="T92" style:family="text">
      <style:text-properties fo:font-size="10pt" fo:font-weight="normal" officeooo:rsid="007b26bb" style:font-size-asian="10pt" style:font-weight-asian="normal" style:font-size-complex="10pt" style:font-weight-complex="normal"/>
    </style:style>
    <style:style style:name="T93" style:family="text">
      <style:text-properties fo:font-size="10pt" fo:font-weight="normal" officeooo:rsid="008362a9" style:font-size-asian="10pt" style:font-weight-asian="normal" style:font-size-complex="10pt" style:font-weight-complex="normal"/>
    </style:style>
    <style:style style:name="T94" style:family="text">
      <style:text-properties fo:font-size="10pt" fo:font-weight="normal" officeooo:rsid="0083fe37" style:font-size-asian="10pt" style:font-weight-asian="normal" style:font-size-complex="10pt" style:font-weight-complex="normal"/>
    </style:style>
    <style:style style:name="T95" style:family="text">
      <style:text-properties fo:font-size="10pt" fo:font-weight="normal" officeooo:rsid="008529df" style:font-size-asian="10pt" style:font-weight-asian="normal" style:font-size-complex="10pt" style:font-weight-complex="normal"/>
    </style:style>
    <style:style style:name="T96" style:family="text">
      <style:text-properties fo:font-size="10pt" fo:font-weight="bold" style:font-size-asian="10pt" style:font-weight-asian="bold" style:font-size-complex="10pt" style:font-weight-complex="bold"/>
    </style:style>
    <style:style style:name="T97" style:family="text">
      <style:text-properties fo:font-size="10pt" fo:font-weight="bold" style:font-size-asian="10pt" style:font-weight-asian="bold" style:font-size-complex="10pt" style:font-weight-complex="bold" loext:padding="0cm" loext:border="none"/>
    </style:style>
    <style:style style:name="T98" style:family="text">
      <style:text-properties fo:font-size="10pt" fo:font-weight="bold" officeooo:rsid="0071bce3" style:font-size-asian="10pt" style:font-weight-asian="bold" style:font-size-complex="10pt" style:font-weight-complex="bold"/>
    </style:style>
    <style:style style:name="T99" style:family="text">
      <style:text-properties fo:font-size="10pt" fo:font-weight="bold" officeooo:rsid="007620ca" style:font-size-asian="10pt" style:font-weight-asian="bold" style:font-size-complex="10pt" style:font-weight-complex="bold"/>
    </style:style>
    <style:style style:name="T100" style:family="text">
      <style:text-properties fo:font-size="10pt" fo:font-weight="bold" officeooo:rsid="007d5624" style:font-size-asian="10pt" style:font-weight-asian="bold" style:font-size-complex="10pt" style:font-weight-complex="bold"/>
    </style:style>
    <style:style style:name="T101" style:family="text">
      <style:text-properties fo:font-size="10pt" fo:font-weight="bold" officeooo:rsid="008529df" style:font-size-asian="10pt" style:font-weight-asian="bold" style:font-size-complex="10pt" style:font-weight-complex="bold"/>
    </style:style>
    <style:style style:name="T102" style:family="text">
      <style:text-properties fo:font-size="10pt" style:font-size-asian="10pt" style:font-size-complex="10pt"/>
    </style:style>
    <style:style style:name="T103" style:family="text">
      <style:text-properties fo:font-size="10pt" style:font-size-asian="10pt" style:font-size-complex="10pt" loext:padding="0cm" loext:border="none"/>
    </style:style>
    <style:style style:name="T104" style:family="text">
      <style:text-properties fo:color="#c9211e" loext:opacity="100%" fo:font-size="10pt" fo:font-weight="normal" style:font-size-asian="10pt" style:font-weight-asian="normal" style:font-size-complex="10pt" style:font-weight-complex="normal"/>
    </style:style>
    <style:style style:name="T105" style:family="text">
      <style:text-properties fo:color="#c9211e" loext:opacity="100%" fo:font-size="10pt" fo:font-weight="normal" officeooo:rsid="0036c573" style:font-size-asian="10pt" style:font-weight-asian="normal" style:font-size-complex="10pt" style:font-weight-complex="normal"/>
    </style:style>
    <style:style style:name="T106" style:family="text">
      <style:text-properties fo:color="#c9211e" loext:opacity="100%" style:font-name="Liberation Serif" fo:font-size="10pt" fo:font-weight="normal" style:font-size-asian="10pt" style:font-weight-asian="normal" style:font-size-complex="10pt" style:font-weight-complex="normal"/>
    </style:style>
    <style:style style:name="T107" style:family="text">
      <style:text-properties fo:color="#c9211e" loext:opacity="100%" style:font-name="Liberation Serif" fo:font-size="10pt" fo:font-weight="normal" officeooo:rsid="0036c573" style:font-size-asian="10pt" style:font-weight-asian="normal" style:font-size-complex="10pt" style:font-weight-complex="normal"/>
    </style:style>
    <style:style style:name="T108" style:family="text">
      <style:text-properties fo:color="#c9211e" loext:opacity="100%" style:font-name="Liberation Serif" fo:font-size="10pt" fo:font-weight="normal" officeooo:rsid="003a2144" style:font-size-asian="10pt" style:font-weight-asian="normal" style:font-size-complex="10pt" style:font-weight-complex="normal"/>
    </style:style>
    <style:style style:name="T109" style:family="text">
      <style:text-properties fo:color="#c9211e" loext:opacity="100%" style:font-name="Liberation Serif" fo:font-size="10pt" fo:font-weight="normal" officeooo:rsid="00371bd8" style:font-size-asian="10pt" style:font-weight-asian="normal" style:font-size-complex="10pt" style:font-weight-complex="normal"/>
    </style:style>
    <style:style style:name="T110" style:family="text">
      <style:text-properties fo:color="#c9211e" loext:opacity="100%" style:font-name="Liberation Serif" fo:font-size="10pt" fo:font-weight="normal" officeooo:rsid="0036c573" fo:background-color="#1f1f1f" loext:char-shading-value="0" style:font-size-asian="10pt" style:font-weight-asian="normal" style:font-size-complex="10pt" style:font-weight-complex="normal"/>
    </style:style>
    <style:style style:name="T111" style:family="text">
      <style:text-properties fo:color="#808080" loext:opacity="100%"/>
    </style:style>
    <style:style style:name="T112" style:family="text">
      <style:text-properties fo:color="#808080" loext:opacity="100%" style:font-name="Liberation Serif" fo:font-size="10pt" fo:font-weight="normal" officeooo:rsid="002dd418" fo:background-color="#1f1f1f" loext:char-shading-value="0" style:font-size-asian="10pt" style:font-weight-asian="normal" style:font-size-complex="10pt" style:font-weight-complex="normal"/>
    </style:style>
    <style:style style:name="T113" style:family="text">
      <style:text-properties fo:color="#808080" loext:opacity="100%" style:font-name="Liberation Serif" fo:font-size="10pt" fo:font-weight="normal" officeooo:rsid="0034366e" fo:background-color="#1f1f1f" loext:char-shading-value="0" style:font-size-asian="10pt" style:font-weight-asian="normal" style:font-size-complex="10pt" style:font-weight-complex="normal"/>
    </style:style>
    <style:style style:name="T114" style:family="text">
      <style:text-properties fo:color="#808080" loext:opacity="100%" style:font-name="Liberation Serif" fo:font-size="10pt" fo:font-weight="normal" officeooo:rsid="0036c573" fo:background-color="#1f1f1f" loext:char-shading-value="0" style:font-size-asian="10pt" style:font-weight-asian="normal" style:font-size-complex="10pt" style:font-weight-complex="normal"/>
    </style:style>
    <style:style style:name="T115" style:family="text">
      <style:text-properties fo:color="#808080" loext:opacity="100%" style:font-name="Liberation Serif" fo:font-size="10pt" officeooo:rsid="00129749" fo:background-color="#1f1f1f" loext:char-shading-value="0" style:font-size-asian="10pt" style:font-size-complex="10pt"/>
    </style:style>
    <style:style style:name="T116" style:family="text">
      <style:text-properties fo:color="#808080" loext:opacity="100%" style:font-name="Liberation Serif" fo:font-size="10pt" officeooo:rsid="001f7efc" fo:background-color="#1f1f1f" loext:char-shading-value="0" style:font-size-asian="10pt" style:font-size-complex="10pt"/>
    </style:style>
    <style:style style:name="T117" style:family="text">
      <style:text-properties fo:color="#808080" loext:opacity="100%" style:font-name="Liberation Serif" fo:font-size="10pt" officeooo:rsid="0034366e" fo:background-color="#1f1f1f" loext:char-shading-value="0" style:font-size-asian="10pt" style:font-size-complex="10pt"/>
    </style:style>
    <style:style style:name="T118" style:family="text">
      <style:text-properties fo:color="#808080" loext:opacity="100%" fo:font-size="10pt" fo:background-color="#1f1f1f" loext:char-shading-value="0" style:font-size-asian="10pt" style:font-size-complex="10pt"/>
    </style:style>
    <style:style style:name="T119" style:family="text">
      <style:text-properties fo:color="#808080" loext:opacity="100%" fo:font-size="10pt" fo:font-weight="normal" fo:background-color="#1f1f1f" loext:char-shading-value="0" style:font-size-asian="10pt" style:font-weight-asian="normal" style:font-size-complex="10pt" style:font-weight-complex="normal"/>
    </style:style>
    <style:style style:name="T120" style:family="text">
      <style:text-properties fo:color="#808080" loext:opacity="100%" fo:background-color="#1f1f1f" loext:char-shading-value="0"/>
    </style:style>
    <style:style style:name="T121" style:family="text">
      <style:text-properties fo:color="#808080" loext:opacity="100%" fo:font-weight="normal" fo:background-color="#1f1f1f" loext:char-shading-value="0" style:font-weight-asian="normal" style:font-weight-complex="normal"/>
    </style:style>
    <style:style style:name="T122" style:family="text">
      <style:text-properties fo:color="#569cd6" loext:opacity="100%"/>
    </style:style>
    <style:style style:name="T123" style:family="text">
      <style:text-properties fo:color="#569cd6" loext:opacity="100%" style:font-name="Liberation Serif" fo:font-size="10pt" fo:font-weight="normal" officeooo:rsid="002dd418" fo:background-color="#1f1f1f" loext:char-shading-value="0" style:font-size-asian="10pt" style:font-weight-asian="normal" style:font-size-complex="10pt" style:font-weight-complex="normal"/>
    </style:style>
    <style:style style:name="T124" style:family="text">
      <style:text-properties fo:color="#569cd6" loext:opacity="100%" style:font-name="Liberation Serif" fo:font-size="10pt" fo:font-weight="normal" officeooo:rsid="0034366e" fo:background-color="#1f1f1f" loext:char-shading-value="0" style:font-size-asian="10pt" style:font-weight-asian="normal" style:font-size-complex="10pt" style:font-weight-complex="normal"/>
    </style:style>
    <style:style style:name="T125" style:family="text">
      <style:text-properties fo:color="#569cd6" loext:opacity="100%" style:font-name="Liberation Serif" fo:font-size="10pt" fo:font-weight="normal" officeooo:rsid="0036c573" fo:background-color="#1f1f1f" loext:char-shading-value="0" style:font-size-asian="10pt" style:font-weight-asian="normal" style:font-size-complex="10pt" style:font-weight-complex="normal"/>
    </style:style>
    <style:style style:name="T126" style:family="text">
      <style:text-properties fo:color="#569cd6" loext:opacity="100%" style:font-name="Liberation Serif" fo:font-size="10pt" officeooo:rsid="00129749" fo:background-color="#1f1f1f" loext:char-shading-value="0" style:font-size-asian="10pt" style:font-size-complex="10pt"/>
    </style:style>
    <style:style style:name="T127" style:family="text">
      <style:text-properties fo:color="#569cd6" loext:opacity="100%" style:font-name="Liberation Serif" fo:font-size="10pt" officeooo:rsid="001f7efc" fo:background-color="#1f1f1f" loext:char-shading-value="0" style:font-size-asian="10pt" style:font-size-complex="10pt"/>
    </style:style>
    <style:style style:name="T128" style:family="text">
      <style:text-properties fo:color="#569cd6" loext:opacity="100%" style:font-name="Liberation Serif" fo:font-size="10pt" officeooo:rsid="0034366e" fo:background-color="#1f1f1f" loext:char-shading-value="0" style:font-size-asian="10pt" style:font-size-complex="10pt"/>
    </style:style>
    <style:style style:name="T129" style:family="text">
      <style:text-properties fo:color="#569cd6" loext:opacity="100%" fo:font-size="10pt" fo:background-color="#1f1f1f" loext:char-shading-value="0" style:font-size-asian="10pt" style:font-size-complex="10pt"/>
    </style:style>
    <style:style style:name="T130" style:family="text">
      <style:text-properties fo:color="#569cd6" loext:opacity="100%" fo:font-size="10pt" fo:font-weight="normal" fo:background-color="#1f1f1f" loext:char-shading-value="0" style:font-size-asian="10pt" style:font-weight-asian="normal" style:font-size-complex="10pt" style:font-weight-complex="normal"/>
    </style:style>
    <style:style style:name="T131" style:family="text">
      <style:text-properties fo:color="#569cd6" loext:opacity="100%" fo:background-color="#1f1f1f" loext:char-shading-value="0"/>
    </style:style>
    <style:style style:name="T132" style:family="text">
      <style:text-properties fo:color="#569cd6" loext:opacity="100%" fo:font-weight="normal" fo:background-color="#1f1f1f" loext:char-shading-value="0" style:font-weight-asian="normal" style:font-weight-complex="normal"/>
    </style:style>
    <style:style style:name="T133" style:family="text">
      <style:text-properties fo:color="#cccccc" loext:opacity="100%"/>
    </style:style>
    <style:style style:name="T134" style:family="text">
      <style:text-properties fo:color="#cccccc" loext:opacity="100%" style:font-name="Liberation Serif" fo:font-size="10pt" fo:font-weight="normal" officeooo:rsid="0047189f" fo:background-color="#1f1f1f" loext:char-shading-value="0" style:font-size-asian="10pt" style:font-weight-asian="normal" style:font-size-complex="10pt" style:font-weight-complex="normal"/>
    </style:style>
    <style:style style:name="T135" style:family="text">
      <style:text-properties fo:color="#cccccc" loext:opacity="100%" style:font-name="Liberation Serif" fo:font-size="10pt" fo:font-weight="normal" officeooo:rsid="002dd418" fo:background-color="#1f1f1f" loext:char-shading-value="0" style:font-size-asian="10pt" style:font-weight-asian="normal" style:font-size-complex="10pt" style:font-weight-complex="normal"/>
    </style:style>
    <style:style style:name="T136" style:family="text">
      <style:text-properties fo:color="#cccccc" loext:opacity="100%" style:font-name="Liberation Serif" fo:font-size="10pt" style:text-underline-style="solid" style:text-underline-width="auto" style:text-underline-color="font-color" officeooo:rsid="0021e945" fo:background-color="#1f1f1f" loext:char-shading-value="0" style:font-size-asian="10pt" style:font-size-complex="10pt"/>
    </style:style>
    <style:style style:name="T137" style:family="text">
      <style:text-properties fo:color="#cccccc" loext:opacity="100%" style:font-name="Liberation Serif" fo:font-size="10pt" officeooo:rsid="00129749" fo:background-color="#1f1f1f" loext:char-shading-value="0" style:font-size-asian="10pt" style:font-size-complex="10pt"/>
    </style:style>
    <style:style style:name="T138" style:family="text">
      <style:text-properties fo:color="#cccccc" loext:opacity="100%" style:font-name="Liberation Serif" fo:font-size="10pt" officeooo:rsid="001f7efc" fo:background-color="#1f1f1f" loext:char-shading-value="0" style:font-size-asian="10pt" style:font-size-complex="10pt"/>
    </style:style>
    <style:style style:name="T139" style:family="text">
      <style:text-properties fo:color="#cccccc" loext:opacity="100%" style:font-name="Liberation Serif" fo:font-size="10pt" officeooo:rsid="0034366e" fo:background-color="#1f1f1f" loext:char-shading-value="0" style:font-size-asian="10pt" style:font-size-complex="10pt"/>
    </style:style>
    <style:style style:name="T140" style:family="text">
      <style:text-properties fo:color="#cccccc" loext:opacity="100%" fo:font-size="10pt" fo:background-color="#1f1f1f" loext:char-shading-value="0" style:font-size-asian="10pt" style:font-size-complex="10pt"/>
    </style:style>
    <style:style style:name="T141" style:family="text">
      <style:text-properties fo:color="#cccccc" loext:opacity="100%" fo:font-size="10pt" fo:font-weight="normal" fo:background-color="#1f1f1f" loext:char-shading-value="0" style:font-size-asian="10pt" style:font-weight-asian="normal" style:font-size-complex="10pt" style:font-weight-complex="normal"/>
    </style:style>
    <style:style style:name="T142" style:family="text">
      <style:text-properties fo:color="#cccccc" loext:opacity="100%" officeooo:rsid="0065b32f"/>
    </style:style>
    <style:style style:name="T143" style:family="text">
      <style:text-properties fo:color="#cccccc" loext:opacity="100%" fo:background-color="#1f1f1f" loext:char-shading-value="0"/>
    </style:style>
    <style:style style:name="T144" style:family="text">
      <style:text-properties fo:color="#9cdcfe" loext:opacity="100%"/>
    </style:style>
    <style:style style:name="T145" style:family="text">
      <style:text-properties fo:color="#9cdcfe" loext:opacity="100%" fo:font-size="10pt" fo:background-color="#1f1f1f" loext:char-shading-value="0" style:font-size-asian="10pt" style:font-size-complex="10pt"/>
    </style:style>
    <style:style style:name="T146" style:family="text">
      <style:text-properties fo:color="#9cdcfe" loext:opacity="100%" fo:font-size="10pt" fo:font-weight="normal" fo:background-color="#1f1f1f" loext:char-shading-value="0" style:font-size-asian="10pt" style:font-weight-asian="normal" style:font-size-complex="10pt" style:font-weight-complex="normal"/>
    </style:style>
    <style:style style:name="T147" style:family="text">
      <style:text-properties fo:color="#9cdcfe" loext:opacity="100%" style:font-name="Liberation Serif" fo:font-size="10pt" officeooo:rsid="00129749" fo:background-color="#1f1f1f" loext:char-shading-value="0" style:font-size-asian="10pt" style:font-size-complex="10pt"/>
    </style:style>
    <style:style style:name="T148" style:family="text">
      <style:text-properties fo:color="#9cdcfe" loext:opacity="100%" style:font-name="Liberation Serif" fo:font-size="10pt" officeooo:rsid="001f7efc" fo:background-color="#1f1f1f" loext:char-shading-value="0" style:font-size-asian="10pt" style:font-size-complex="10pt"/>
    </style:style>
    <style:style style:name="T149" style:family="text">
      <style:text-properties fo:color="#9cdcfe" loext:opacity="100%" style:font-name="Liberation Serif" fo:font-size="10pt" officeooo:rsid="0034366e" fo:background-color="#1f1f1f" loext:char-shading-value="0" style:font-size-asian="10pt" style:font-size-complex="10pt"/>
    </style:style>
    <style:style style:name="T150" style:family="text">
      <style:text-properties fo:color="#9cdcfe" loext:opacity="100%" style:font-name="Liberation Serif" fo:font-size="10pt" fo:font-weight="normal" officeooo:rsid="002dd418" fo:background-color="#1f1f1f" loext:char-shading-value="0" style:font-size-asian="10pt" style:font-weight-asian="normal" style:font-size-complex="10pt" style:font-weight-complex="normal"/>
    </style:style>
    <style:style style:name="T151" style:family="text">
      <style:text-properties fo:color="#ce9178" loext:opacity="100%"/>
    </style:style>
    <style:style style:name="T152" style:family="text">
      <style:text-properties fo:color="#ce9178" loext:opacity="100%" fo:font-size="10pt" fo:background-color="#1f1f1f" loext:char-shading-value="0" style:font-size-asian="10pt" style:font-size-complex="10pt"/>
    </style:style>
    <style:style style:name="T153" style:family="text">
      <style:text-properties fo:color="#ce9178" loext:opacity="100%" fo:font-size="10pt" fo:font-weight="normal" fo:background-color="#1f1f1f" loext:char-shading-value="0" style:font-size-asian="10pt" style:font-weight-asian="normal" style:font-size-complex="10pt" style:font-weight-complex="normal"/>
    </style:style>
    <style:style style:name="T154" style:family="text">
      <style:text-properties fo:color="#ce9178" loext:opacity="100%" fo:font-size="10pt" fo:font-weight="normal" officeooo:rsid="007808a1" fo:background-color="#1f1f1f" loext:char-shading-value="0" style:font-size-asian="10pt" style:font-weight-asian="normal" style:font-size-complex="10pt" style:font-weight-complex="normal"/>
    </style:style>
    <style:style style:name="T155" style:family="text">
      <style:text-properties fo:color="#ce9178" loext:opacity="100%" fo:font-size="10pt" fo:font-weight="normal" officeooo:rsid="008529df" fo:background-color="#1f1f1f" loext:char-shading-value="0" style:font-size-asian="10pt" style:font-weight-asian="normal" style:font-size-complex="10pt" style:font-weight-complex="normal"/>
    </style:style>
    <style:style style:name="T156" style:family="text">
      <style:text-properties fo:color="#ce9178" loext:opacity="100%" fo:font-size="10pt" fo:font-weight="normal" officeooo:rsid="00866388" fo:background-color="#1f1f1f" loext:char-shading-value="0" style:font-size-asian="10pt" style:font-weight-asian="normal" style:font-size-complex="10pt" style:font-weight-complex="normal"/>
    </style:style>
    <style:style style:name="T157" style:family="text">
      <style:text-properties fo:color="#ce9178" loext:opacity="100%" style:font-name="Liberation Serif" fo:font-size="10pt" officeooo:rsid="00129749" fo:background-color="#1f1f1f" loext:char-shading-value="0" style:font-size-asian="10pt" style:font-size-complex="10pt"/>
    </style:style>
    <style:style style:name="T158" style:family="text">
      <style:text-properties fo:color="#ce9178" loext:opacity="100%" style:font-name="Liberation Serif" fo:font-size="10pt" officeooo:rsid="001f7efc" fo:background-color="#1f1f1f" loext:char-shading-value="0" style:font-size-asian="10pt" style:font-size-complex="10pt"/>
    </style:style>
    <style:style style:name="T159" style:family="text">
      <style:text-properties fo:color="#ce9178" loext:opacity="100%" style:font-name="Liberation Serif" fo:font-size="10pt" officeooo:rsid="0034366e" fo:background-color="#1f1f1f" loext:char-shading-value="0" style:font-size-asian="10pt" style:font-size-complex="10pt"/>
    </style:style>
    <style:style style:name="T160" style:family="text">
      <style:text-properties fo:color="#ce9178" loext:opacity="100%" style:font-name="Liberation Serif" fo:font-size="10pt" fo:font-weight="normal" officeooo:rsid="002dd418" fo:background-color="#1f1f1f" loext:char-shading-value="0" style:font-size-asian="10pt" style:font-weight-asian="normal" style:font-size-complex="10pt" style:font-weight-complex="normal"/>
    </style:style>
    <style:style style:name="T161" style:family="text">
      <style:text-properties fo:color="#6a9955" loext:opacity="100%"/>
    </style:style>
    <style:style style:name="T162" style:family="text">
      <style:text-properties fo:color="#6a9955" loext:opacity="100%" style:font-name="Liberation Serif" fo:font-size="10pt" officeooo:rsid="002dd9db" fo:background-color="#1f1f1f" loext:char-shading-value="0" style:font-size-asian="10pt" style:font-size-complex="10pt"/>
    </style:style>
    <style:style style:name="T163" style:family="text">
      <style:text-properties fo:color="#6a9955" loext:opacity="100%" officeooo:rsid="00821c23"/>
    </style:style>
    <style:style style:name="T164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span text:style-name="texte_20_info"><text:span text:style-name="T97">Element</text:span></text:span></text:p>
      <text:p text:style-name="Standard"><text:span text:style-name="texte_20_info"><text:span text:style-name="T103"><text:tab/></text:span></text:span><text:span text:style-name="Html_20_property"><text:span text:style-name="T103">&lt;p&gt;</text:span></text:span><text:span text:style-name="texte_20_info"><text:span text:style-name="T103"> content </text:span></text:span><text:span text:style-name="Html_20_property"><text:span text:style-name="T103">&lt;/p&gt;</text:span></text:span></text:p>
      <text:list text:style-name="L1">
        <text:list-item>
          <text:list>
            <text:list-header>
              <text:p text:style-name="P83"><text:span text:style-name="texte_20_info"><text:span text:style-name="T102">An opening tag (</text:span></text:span><text:span text:style-name="Html_20_property"><text:span text:style-name="T103">&lt;p&gt;</text:span></text:span><text:span text:style-name="texte_20_info"><text:span text:style-name="T102">)</text:span></text:span></text:p>
              <text:p text:style-name="P84"><text:span text:style-name="texte_20_info">The content (“Hello World!” text)</text:span></text:p>
              <text:p text:style-name="P83"><text:span text:style-name="texte_20_info"><text:span text:style-name="T102">A closing tag (</text:span></text:span><text:span text:style-name="Html_20_property"><text:span text:style-name="T103">&lt;/p&gt;</text:span></text:span><text:span text:style-name="texte_20_info"><text:span text:style-name="T102">)</text:span></text:span></text:p>
            </text:list-header>
          </text:list>
        </text:list-item>
      </text:list>
      <text:p text:style-name="P33"><text:span text:style-name="Source_20_Text"><text:span text:style-name="T84"/></text:span></text:p>
      <text:p text:style-name="Standard"><text:span text:style-name="T50"><text:tab/></text:span><text:a xlink:type="simple" xlink:href="https://developer.mozilla.org/en-US/docs/Web/HTML/Element" text:style-name="Internet_20_link" text:visited-style-name="Visited_20_Internet_20_Link"><text:span text:style-name="T136">HTML elem</text:span><text:span text:style-name="Html_20_link">ent reference</text:span></text:a></text:p>
      <text:p text:style-name="P2"><text:tab/></text:p>
      <text:p text:style-name="P3"><text:span text:style-name="texte_20_info">Body</text:span></text:p>
      <text:p text:style-name="Standard"><text:span text:style-name="Source_20_Text"><text:span text:style-name="T51"><text:tab/></text:span></text:span><text:span text:style-name="Html_20_property"><text:span text:style-name="T103">&lt;body&gt; &lt;p&gt;</text:span></text:span><text:span text:style-name="texte_20_info"><text:span text:style-name="T103">display on screen</text:span></text:span><text:span text:style-name="Source_20_Text"><text:span text:style-name="T52"> </text:span></text:span><text:span text:style-name="Html_20_property"><text:span text:style-name="T103">&lt;/p&gt; &lt;/body&gt;</text:span></text:span></text:p>
      <text:p text:style-name="Standard"><text:span text:style-name="T50"><text:tab/></text:span><text:span text:style-name="texte_20_info"><text:span text:style-name="T102">Only content inside the opening and closing body </text:span></text:span><text:a xlink:type="simple" xlink:href="https://www.codecademy.com/resources/docs/html/tags" office:target-frame-name="_blank" xlink:show="new" text:style-name="Internet_20_link" text:visited-style-name="Visited_20_Internet_20_Link"><text:span text:style-name="Html_20_link"><text:span text:style-name="T136">tags</text:span></text:span></text:a><text:span text:style-name="T136"> </text:span><text:span text:style-name="texte_20_info"><text:span text:style-name="T102">can be displayed to the screen.</text:span></text:span></text:p>
      <text:p text:style-name="Standard"><text:span text:style-name="T50"/></text:p>
      <text:p text:style-name="P65"><text:span text:style-name="texte_20_info"><text:span text:style-name="T96">CSS</text:span></text:span><text:span text:style-name="texte_20_info"><text:span text:style-name="T102"> </text:span></text:span></text:p>
      <text:p text:style-name="P65"><text:span text:style-name="texte_20_info"><text:span text:style-name="T102"><text:tab/>Lier notre fichier html au fichier CSS</text:span></text:span></text:p>
      <text:p text:style-name="P65"><text:span text:style-name="Source_20_Text"><text:span text:style-name="T45"><text:tab/></text:span></text:span><text:span text:style-name="Html_20_property"><text:span text:style-name="T102">&lt;/head&gt;<text:tab/></text:span></text:span><text:span text:style-name="T54"><text:tab/></text:span></text:p>
      <text:p text:style-name="P65"><text:span text:style-name="T115"><text:tab/>&lt;</text:span><text:span text:style-name="T126">link</text:span><text:span text:style-name="T137"> </text:span><text:span text:style-name="T147">href</text:span><text:span text:style-name="T137"> =</text:span><text:span text:style-name="T157">"style.css"</text:span><text:span text:style-name="T137"> </text:span><text:span text:style-name="T147">rel</text:span><text:span text:style-name="T137"> =</text:span><text:span text:style-name="T157">"stylesheet"</text:span><text:span text:style-name="T115">&gt;</text:span><text:span text:style-name="T137"> </text:span></text:p>
      <text:p text:style-name="P65"><text:span text:style-name="Source_20_Text"><text:span text:style-name="T45"><text:tab/></text:span></text:span><text:span text:style-name="Html_20_property"><text:span text:style-name="T102">&lt;/head&gt;</text:span></text:span></text:p>
      <text:p text:style-name="P1"/>
      <text:p text:style-name="P1"><text:span text:style-name="texte_20_info"><text:span text:style-name="T75">Headings </text:span></text:span><text:span text:style-name="texte_20_info">:</text:span><text:span text:style-name="T1"> </text:span><text:span text:style-name="Html_20_property">&lt;h1&gt;&lt;/h1&gt;</text:span> <text:span text:style-name="texte_20_info">to</text:span><text:span text:style-name="T1"> </text:span><text:s/><text:span text:style-name="Html_20_property">&lt;h6&gt;&lt;/h6&gt;</text:span></text:p>
      <text:p text:style-name="P1"/>
      <text:p text:style-name="Standard"><text:span text:style-name="texte_20_info"><text:span text:style-name="T96"> Division</text:span></text:span><text:span text:style-name="texte_20_info"><text:span text:style-name="T102"> </text:span></text:span><text:span text:style-name="T50"><text:s/></text:span><text:a xlink:type="simple" xlink:href="https://www.codecademy.com/resources/docs/html/elements/div?page_ref=catalog" office:target-frame-name="_blank" xlink:show="new" text:style-name="Internet_20_link" text:visited-style-name="Visited_20_Internet_20_Link"><text:span text:style-name="Source_20_Text"><text:span text:style-name="T51">&lt;div&gt;</text:span></text:span></text:a><text:span text:style-name="Source_20_Text"><text:span text:style-name="T51"> </text:span></text:span><text:span text:style-name="texte_20_info"><text:span text:style-name="T103">: allow us to group HTML elements to apply the same styles for all HTML elements inside </text:span></text:span></text:p>
      <text:p text:style-name="Standard"><text:span text:style-name="Source_20_Text"><text:span text:style-name="T50"/></text:span></text:p>
      <text:p text:style-name="Standard"><text:span text:style-name="texte_20_info"><text:span text:style-name="T96">Attribute</text:span></text:span></text:p>
      <text:p text:style-name="Standard"><text:span text:style-name="Source_20_Text"><text:span text:style-name="T50"><text:tab/></text:span></text:span><text:span text:style-name="texte_20_info"><text:span text:style-name="T102">id :</text:span></text:span><text:span text:style-name="Source_20_Text"><text:span text:style-name="T50"> </text:span></text:span><text:span text:style-name="Html_20_property"><text:span text:style-name="T102">&lt;div</text:span></text:span><text:span text:style-name="Source_20_Text"><text:span text:style-name="T50"> </text:span></text:span><text:span text:style-name="Html_20_attributes"><text:span text:style-name="T50">id</text:span></text:span><text:span text:style-name="texte_20_info"><text:span text:style-name="T102">=</text:span></text:span><text:span text:style-name="Html_20_values"><text:span text:style-name="T50">"intro"</text:span></text:span><text:span text:style-name="Html_20_property"><text:span text:style-name="T102">&gt; &lt;/div&gt; </text:span></text:span></text:p>
      <text:p text:style-name="Standard"><text:span text:style-name="Source_20_Text"><text:span text:style-name="T50"/></text:span></text:p>
      <text:p text:style-name="Standard"><text:span text:style-name="texte_20_info"><text:span text:style-name="T97">Paragraph or span</text:span></text:span><text:span text:style-name="texte_20_info"><text:span text:style-name="T103"> : used to display text</text:span></text:span></text:p>
      <text:p text:style-name="Standard"><text:span text:style-name="texte_20_info"><text:span text:style-name="T102">Span : is used to separate a piece of text from a larger text </text:span></text:span></text:p>
      <text:p text:style-name="Standard"><text:span text:style-name="Source_20_Text"><text:span text:style-name="T50"/></text:span></text:p>
      <text:p text:style-name="P26"><text:span text:style-name="Source_20_Text"><text:span text:style-name="T4"><text:tab/></text:span></text:span><text:span text:style-name="Html_20_property"><text:span text:style-name="T103">&lt;div&gt;<text:line-break/>  <text:tab/><text:tab/>&lt;p&gt;&lt;span&gt;</text:span></text:span><text:span text:style-name="Source_20_Text"><text:span text:style-name="T39">Self-driving cars</text:span></text:span><text:span text:style-name="Html_20_property"><text:span text:style-name="T103">&lt;/span&gt; </text:span></text:span><text:span text:style-name="texte_20_info"><text:span text:style-name="T103">are anticipated to replace up to 2 million jobs over the next two <text:tab/><text:tab/>decades.</text:span></text:span><text:span text:style-name="Html_20_property"><text:span text:style-name="T103">&lt;/p&gt;</text:span></text:span><text:span text:style-name="Source_20_Text"><text:span text:style-name="T4"><text:line-break/><text:tab/></text:span></text:span><text:span text:style-name="Html_20_property"><text:span text:style-name="T103">&lt;/div&gt; </text:span></text:span></text:p>
      <text:p text:style-name="Standard"><text:span text:style-name="Source_20_Text"><text:span text:style-name="T50"/></text:span></text:p>
      <text:p text:style-name="Standard"><text:span text:style-name="Source_20_Text"><text:span text:style-name="T50"/></text:span></text:p>
      <text:p text:style-name="Standard"><text:span text:style-name="texte_20_info"><text:span text:style-name="T96">Styling Text</text:span></text:span></text:p>
      <text:p text:style-name="Standard"><text:span text:style-name="Source_20_Text"><text:span text:style-name="T53"><text:tab/></text:span></text:span><text:span text:style-name="Html_20_property"><text:span text:style-name="T103">&lt;em&gt;</text:span></text:span><text:span text:style-name="Source_20_Text"><text:span text:style-name="T53"> </text:span></text:span><text:span text:style-name="texte_20_info"><text:span text:style-name="T103">and </text:span></text:span><text:span text:style-name="Html_20_property"><text:span text:style-name="T103">&lt;strong&gt;</text:span></text:span><text:span text:style-name="Source_20_Text"><text:span text:style-name="T53"> </text:span></text:span><text:span text:style-name="texte_20_info"><text:span text:style-name="T103">tags. <text:s/></text:span></text:span></text:p>
      <text:p text:style-name="Standard"><text:span text:style-name="Source_20_Text"><text:span text:style-name="T53"><text:tab/><text:tab/></text:span></text:span><text:span text:style-name="texte_20_info"><text:span text:style-name="T103">you will decide how you want browsers to display content within &lt;em&gt; and &lt;strong&gt; </text:span></text:span></text:p>
      <text:p text:style-name="Standard"><text:span text:style-name="Source_20_Text"><text:span text:style-name="T50"><text:tab/><text:tab/></text:span></text:span><text:span text:style-name="texte_20_info"><text:span text:style-name="T102">Browsers generally style these tags in the following ways:</text:span></text:span></text:p>
      <text:list text:style-name="L2">
        <text:list-header>
          <text:p text:style-name="P86"><text:span text:style-name="texte_20_info"><text:span text:style-name="T102">The</text:span></text:span><text:span text:style-name="T50"> </text:span><text:span text:style-name="Html_20_property"><text:span text:style-name="T103">&lt;em&gt;</text:span></text:span><text:span text:style-name="T50"> </text:span><text:span text:style-name="texte_20_info"><text:span text:style-name="T102">tag will generally render as italic emphasis.</text:span></text:span></text:p>
          <text:p text:style-name="P86"><text:span text:style-name="texte_20_info"><text:span text:style-name="T102">The </text:span></text:span><text:span text:style-name="Html_20_property"><text:span text:style-name="T103">&lt;strong&gt;</text:span></text:span><text:span text:style-name="T50"> </text:span><text:span text:style-name="texte_20_info"><text:span text:style-name="T102">will generally render as bold emphasis.</text:span></text:span></text:p>
          <text:p text:style-name="P85"/>
        </text:list-header>
      </text:list>
      <text:p text:style-name="Standard"><text:span text:style-name="texte_20_info"><text:span text:style-name="T96">Line Breaks</text:span></text:span><text:span text:style-name="Source_20_Text"><text:span text:style-name="T49"> </text:span></text:span><text:span text:style-name="Html_20_property"><text:span text:style-name="T102">&lt;br&gt;</text:span></text:span><text:span text:style-name="Source_20_Text"><text:span text:style-name="T50"> </text:span></text:span></text:p>
      <text:p text:style-name="Standard"><text:span text:style-name="texte_20_info"><text:span text:style-name="T102"><text:tab/>Aller à la ligne (pas de tag de fin)</text:span></text:span></text:p>
      <text:h text:style-name="Heading_20_3" text:outline-level="3"><text:span text:style-name="texte_20_info"><text:span text:style-name="T102">Unordered Lists : listes avec « points »</text:span></text:span></text:h>
      <text:p text:style-name="Standard"><text:span text:style-name="Source_20_Text"><text:span text:style-name="T3"><text:tab/></text:span></text:span><text:span text:style-name="Html_20_property"><text:span text:style-name="T102">&lt;ul&gt;<text:line-break/>  <text:tab/><text:tab/>&lt;li&gt;&lt;/li&gt;<text:line-break/><text:tab/>&lt;/ul&gt; </text:span></text:span></text:p>
      <text:h text:style-name="Heading_20_3" text:outline-level="3"><text:span text:style-name="texte_20_info"><text:span text:style-name="T102">Ordered Lists : listes numérotées</text:span></text:span></text:h>
      <text:p text:style-name="Standard"><text:span text:style-name="Source_20_Text"><text:span text:style-name="T3"><text:tab/></text:span></text:span><text:span text:style-name="Html_20_property"><text:span text:style-name="T102">&lt;ol&gt;<text:line-break/>  <text:tab/><text:tab/>&lt;li&gt;&lt;/li&gt;<text:line-break/><text:tab/>&lt;/ol&gt; </text:span></text:span></text:p>
      <text:p text:style-name="Standard"><text:span text:style-name="Source_20_Text"><text:span text:style-name="T3"/></text:span></text:p>
      <text:p text:style-name="Standard"><text:span text:style-name="Source_20_Text"><text:span text:style-name="T3"/></text:span></text:p>
      <text:p text:style-name="Standard"><text:span text:style-name="Source_20_Text"><text:span text:style-name="T14"/></text:span></text:p>
      <text:p text:style-name="P5"><text:span text:style-name="texte_20_info"><text:span text:style-name="T96">Images </text:span></text:span><text:span text:style-name="texte_20_info"><text:span text:style-name="T102">: uses a self-closing tags, and a « src » attributes</text:span></text:span></text:p>
      <text:p text:style-name="P4"><text:span text:style-name="Source_20_Text"><text:span text:style-name="T5"/></text:span></text:p>
      <text:p text:style-name="P63"><text:span text:style-name="Source_20_Text"><text:span text:style-name="T40"><text:tab/></text:span></text:span><text:span text:style-name="Source_20_Text"><text:span text:style-name="T116">&lt;</text:span></text:span><text:span text:style-name="Source_20_Text"><text:span text:style-name="T127">img</text:span></text:span><text:span text:style-name="Source_20_Text"><text:span text:style-name="T138"> </text:span></text:span><text:span text:style-name="Source_20_Text"><text:span text:style-name="T148">src</text:span></text:span><text:span text:style-name="Source_20_Text"><text:span text:style-name="T138">=</text:span></text:span><text:span text:style-name="Source_20_Text"><text:span text:style-name="T158">"#"</text:span></text:span><text:span text:style-name="Source_20_Text"><text:span text:style-name="T138"> </text:span></text:span><text:span text:style-name="Source_20_Text"><text:span text:style-name="T148">alt</text:span></text:span><text:span text:style-name="Source_20_Text"><text:span text:style-name="T138">=</text:span></text:span><text:span text:style-name="Source_20_Text"><text:span text:style-name="T158">"A field of yellow sunflowers"</text:span></text:span><text:span text:style-name="Source_20_Text"><text:span text:style-name="T138"> </text:span></text:span><text:span text:style-name="Source_20_Text"><text:span text:style-name="T148">title</text:span></text:span><text:span text:style-name="Source_20_Text"><text:span text:style-name="T138">=</text:span></text:span><text:span text:style-name="Source_20_Text"><text:span text:style-name="T158">"titre"</text:span></text:span><text:span text:style-name="Source_20_Text"><text:span text:style-name="T116">/&gt;</text:span></text:span></text:p>
      <text:p text:style-name="P63"><text:span text:style-name="Source_20_Text"><text:span text:style-name="T40"/></text:span></text:p>
      <text:p text:style-name="P63"><text:span text:style-name="texte_20_info"><text:span text:style-name="T102"><text:tab/>FORMATS :</text:span></text:span></text:p>
      <text:p text:style-name="P4"><text:span text:style-name="texte_20_info"><text:span text:style-name="T102"><text:tab/>JPEG : Format photo à taille réduite <text:s text:c="2"/>(Unsplash : site de photo libre de droits)</text:span></text:span></text:p>
      <text:p text:style-name="P63"><text:span text:style-name="texte_20_info"><text:span text:style-name="T102"><text:tab/>PNG : illustration, logo et dessin (garde la transparence)</text:span></text:span></text:p>
      <text:p text:style-name="P63"><text:span text:style-name="texte_20_info"><text:span text:style-name="T102"><text:tab/>GIF : illustration animée</text:span></text:span></text:p>
      <text:p text:style-name="P63"><text:span text:style-name="texte_20_info"><text:span text:style-name="T102"><text:tab/>SVG : icône, logo ou dessin : pas d’effet de pixel (format vectoriel)</text:span></text:span></text:p>
      <text:p text:style-name="P64"><text:span text:style-name="Source_20_Text"><text:span text:style-name="T44"><text:tab/></text:span></text:span></text:p>
      <text:p text:style-name="P64"><text:span text:style-name="texte_20_info"><text:span text:style-name="T102"><text:tab/></text:span></text:span><text:span text:style-name="Html_20_attributes"><text:span text:style-name="T102">title</text:span></text:span><text:span text:style-name="texte_20_info"><text:span text:style-name="T102">  <text:tab/><text:tab/>info bulle : showned when picture is hovered</text:span></text:span></text:p>
      <text:p text:style-name="Standard"><text:span text:style-name="texte_20_info"><text:span text:style-name="T102"/></text:span></text:p>
      <text:p text:style-name="Standard"><text:span text:style-name="texte_20_info"><text:span text:style-name="T96"><text:tab/></text:span></text:span><text:span text:style-name="Html_20_attributes"><text:span text:style-name="T85">alt</text:span></text:span><text:span text:style-name="texte_20_info"><text:span text:style-name="T85"><text:tab/><text:tab/>alternative description :</text:span></text:span></text:p>
      <text:p text:style-name="Standard"><text:span text:style-name="texte_20_info"><text:span text:style-name="T102"><text:tab/><text:tab/><text:tab/><text:tab/>- show a brief description of the image if images fail to load</text:span></text:span></text:p>
      <text:p text:style-name="Standard"><text:span text:style-name="texte_20_info"><text:span text:style-name="T102"><text:tab/><text:tab/><text:tab/><text:tab/>- Search Engine Optimization (SEO)</text:span></text:span></text:p>
      <text:p text:style-name="Standard"><text:span text:style-name="texte_20_info"><text:span text:style-name="T102"><text:tab/><text:tab/><text:tab/><text:tab/>- reading software</text:span></text:span></text:p>
      <text:p text:style-name="Standard"><text:span text:style-name="texte_20_info"><text:span text:style-name="T102"/></text:span></text:p>
      <text:p text:style-name="P6"><text:span text:style-name="texte_20_info"><text:span text:style-name="T96">Videos</text:span></text:span></text:p>
      <text:p text:style-name="P6"><text:span text:style-name="texte_20_info"><text:span text:style-name="T96"><text:tab/> </text:span></text:span><text:span text:style-name="Html_20_attributes"><text:span text:style-name="T85">width, <text:s/>height</text:span></text:span><text:span text:style-name="texte_20_info"><text:span text:style-name="T85"> : attributes size of the video displayed</text:span></text:span></text:p>
      <text:p text:style-name="P6"><text:span text:style-name="texte_20_info"><text:span text:style-name="T85"><text:tab/></text:span></text:span><text:span text:style-name="Html_20_attributes"><text:span text:style-name="T85">control</text:span></text:span><text:span text:style-name="texte_20_info"><text:span text:style-name="T85"> attribute : enable video control (play, pause,...)</text:span></text:span></text:p>
      <text:p text:style-name="P6"><text:span text:style-name="texte_20_info"><text:span text:style-name="T85"><text:tab/>Video not supported : displayed if the brower is unable to load the video</text:span></text:span></text:p>
      <text:p text:style-name="P6"><text:span text:style-name="Source_20_Text"><text:span text:style-name="T24"/></text:span></text:p>
      <text:p text:style-name="Standard"><text:span text:style-name="Html_20_property"><text:span text:style-name="T118"><text:tab/>&lt;</text:span></text:span><text:span text:style-name="Html_20_property"><text:span text:style-name="T129">video</text:span></text:span><text:span text:style-name="Html_20_property"><text:span text:style-name="T140"> </text:span></text:span><text:span text:style-name="Html_20_property"><text:span text:style-name="T145">src</text:span></text:span><text:span text:style-name="Html_20_property"><text:span text:style-name="T140">=</text:span></text:span><text:span text:style-name="Html_20_property"><text:span text:style-name="T152">"Video.mp4"</text:span></text:span><text:span text:style-name="Html_20_property"><text:span text:style-name="T140"> </text:span></text:span><text:span text:style-name="Html_20_property"><text:span text:style-name="T145">width</text:span></text:span><text:span text:style-name="Html_20_property"><text:span text:style-name="T140">=</text:span></text:span><text:span text:style-name="Html_20_property"><text:span text:style-name="T152">"320"</text:span></text:span><text:span text:style-name="Html_20_property"><text:span text:style-name="T140"> </text:span></text:span><text:span text:style-name="Html_20_property"><text:span text:style-name="T145">height</text:span></text:span><text:span text:style-name="Html_20_property"><text:span text:style-name="T140">=</text:span></text:span><text:span text:style-name="Html_20_property"><text:span text:style-name="T152">"240"</text:span></text:span><text:span text:style-name="Html_20_property"><text:span text:style-name="T140"> </text:span></text:span><text:span text:style-name="Html_20_property"><text:span text:style-name="T145">controls</text:span></text:span><text:span text:style-name="Html_20_property"><text:span text:style-name="T118">&gt;</text:span></text:span></text:p>
      <text:p text:style-name="P69">    <text:span text:style-name="texte_20_info"><text:tab/>Video not supported</text:span></text:p>
      <text:p text:style-name="P67"><text:span text:style-name="T111"><text:tab/>&lt;/</text:span><text:span text:style-name="T122">video</text:span><text:span text:style-name="T111">&gt;</text:span></text:p>
      <text:p text:style-name="Standard"><text:span text:style-name="Html_20_property"><text:span text:style-name="T102"/></text:span></text:p>
      <text:p text:style-name="Standard"><text:span text:style-name="texte_20_info"><text:span text:style-name="T102"/></text:span></text:p>
      <text:p text:style-name="P7"><text:span text:style-name="texte_20_info"><text:span text:style-name="T96">HTML DOCUMENTS</text:span></text:span></text:p>
      <text:p text:style-name="P70"><text:span text:style-name="texte_20_info"><text:span text:style-name="T102"><text:tab/></text:span></text:span><text:span text:style-name="texte_20_info"><text:span text:style-name="T118">&lt;!</text:span></text:span><text:span text:style-name="texte_20_info"><text:span text:style-name="T129">DOCTYPE</text:span></text:span><text:span text:style-name="texte_20_info"><text:span text:style-name="T140"> </text:span></text:span><text:span text:style-name="texte_20_info"><text:span text:style-name="T145">html</text:span></text:span><text:span text:style-name="texte_20_info"><text:span text:style-name="T118">&gt;<text:tab/></text:span></text:span><text:span text:style-name="texte_20_info"><text:span text:style-name="T102"> = instruction to declare we’re using html</text:span></text:span></text:p>
      <text:p text:style-name="P7"><text:span text:style-name="texte_20_info"><text:span text:style-name="T102"><text:tab/><text:tab/><text:tab/><text:tab/>doc must be saved with « .html »</text:span></text:span></text:p>
      <text:p text:style-name="P7"><text:span text:style-name="texte_20_info"><text:span text:style-name="T102"/></text:span></text:p>
      <text:p text:style-name="P7"><text:span text:style-name="texte_20_info"><text:span text:style-name="T102"><text:tab/></text:span></text:span><text:span text:style-name="Html_20_property"><text:span text:style-name="T102">&lt;html&gt; &lt;/html&gt;</text:span></text:span><text:span text:style-name="texte_20_info"><text:span text:style-name="T102"><text:tab/>= declare we’re using html code and structure</text:span></text:span></text:p>
      <text:p text:style-name="P7"><text:span text:style-name="texte_20_info"><text:span text:style-name="T102"/></text:span></text:p>
      <text:p text:style-name="P7"><text:span text:style-name="texte_20_info"><text:span text:style-name="T102"><text:tab/></text:span></text:span><text:span text:style-name="Html_20_property"><text:span text:style-name="T102">&lt;head&gt; &lt;/head&gt;</text:span></text:span><text:span text:style-name="texte_20_info"><text:span text:style-name="T102"><text:tab/>contains the metadata for a web page, placed above the &lt;body&gt;</text:span></text:span></text:p>
      <text:p text:style-name="P7"><text:span text:style-name="texte_20_info"><text:span text:style-name="T102"><text:tab/><text:tab/><text:tab/><text:tab/>Metadata is « not displayed information »</text:span></text:span></text:p>
      <text:p text:style-name="P7"><text:span text:style-name="texte_20_info"><text:span text:style-name="T102"><text:tab/><text:tab/><text:tab/><text:tab/></text:span></text:span></text:p>
      <text:p text:style-name="P7"><text:span text:style-name="texte_20_info"><text:span text:style-name="T102"/></text:span></text:p>
      <text:p text:style-name="P11"><text:span text:style-name="texte_20_info"><text:span text:style-name="T102"><text:tab/></text:span></text:span><text:span text:style-name="Html_20_property"><text:span text:style-name="T102">&lt;title&gt; &lt;/title&gt;</text:span></text:span><text:span text:style-name="texte_20_info"><text:span text:style-name="T102"><text:tab/><text:tab/>Title of the web page, not displayed <text:s/>(showned in the browser tab)</text:span></text:span></text:p>
      <text:p text:style-name="P7"><text:span text:style-name="Source_20_Text"><text:span text:style-name="T7"/></text:span></text:p>
      <text:p text:style-name="P7"><text:span text:style-name="texte_20_info"><text:span text:style-name="T96">Link (external pages)</text:span></text:span></text:p>
      <text:p text:style-name="P10"><text:span text:style-name="Source_20_Text"><text:span text:style-name="T6"><text:tab/></text:span></text:span><text:span text:style-name="Html_20_property"><text:span text:style-name="T118">&lt;</text:span></text:span><text:span text:style-name="Html_20_property"><text:span text:style-name="T129">a</text:span></text:span><text:span text:style-name="Html_20_property"><text:span text:style-name="T140"> </text:span></text:span><text:span text:style-name="Html_20_property"><text:span text:style-name="T145">href</text:span></text:span><text:span text:style-name="Html_20_property"><text:span text:style-name="T140">=</text:span></text:span><text:span text:style-name="Html_20_property"><text:span text:style-name="T152">"https://www.link/"</text:span></text:span><text:span text:style-name="Html_20_property"><text:span text:style-name="T140"> </text:span></text:span><text:span text:style-name="Html_20_property"><text:span text:style-name="T145">target</text:span></text:span><text:span text:style-name="Html_20_property"><text:span text:style-name="T140"> =</text:span></text:span><text:span text:style-name="Html_20_property"><text:span text:style-name="T152">"_blank"</text:span></text:span><text:span text:style-name="Html_20_property"><text:span text:style-name="T118">&gt;</text:span></text:span><text:span text:style-name="Html_20_property"><text:span text:style-name="T140"> This Is A Link </text:span></text:span><text:span text:style-name="Html_20_property"><text:span text:style-name="T118">&lt;/</text:span></text:span><text:span text:style-name="Html_20_property"><text:span text:style-name="T129">a</text:span></text:span><text:span text:style-name="Html_20_property"><text:span text:style-name="T118">&gt;</text:span></text:span></text:p>
      <text:p text:style-name="P10"><text:span text:style-name="Source_20_Text"><text:span text:style-name="T41"/></text:span></text:p>
      <text:p text:style-name="P8"><text:span text:style-name="Source_20_Text"><text:span text:style-name="T6"><text:tab/><text:tab/></text:span></text:span><text:span text:style-name="Html_20_property"><text:span text:style-name="T102">anchor : &lt;a&gt;&lt;/a&gt;</text:span></text:span><text:span text:style-name="Source_20_Text"><text:span text:style-name="T41"> <text:s/></text:span></text:span><text:span text:style-name="texte_20_info"><text:span text:style-name="T102">message to show</text:span></text:span></text:p>
      <text:p text:style-name="P8"><text:span text:style-name="Source_20_Text"><text:span text:style-name="T41"><text:tab/><text:tab/></text:span></text:span><text:span text:style-name="Html_20_attributes"><text:span text:style-name="T55">href attribute : </text:span></text:span><text:span text:style-name="texte_20_info"><text:span text:style-name="T102">link adress</text:span></text:span></text:p>
      <text:p text:style-name="P9"><text:span text:style-name="Source_20_Text"><text:span text:style-name="T77"><text:tab/><text:tab/></text:span></text:span><text:span text:style-name="Html_20_attributes"><text:span text:style-name="T56">target =</text:span></text:span><text:span text:style-name="Html_20_values"><text:span text:style-name="T55">"_blank"</text:span></text:span><text:span text:style-name="Source_20_Text"><text:span text:style-name="T82"> </text:span></text:span><text:span text:style-name="texte_20_info"><text:span text:style-name="T102">= open link in a new tab</text:span></text:span></text:p>
      <text:p text:style-name="P8"><text:span text:style-name="texte_20_info"><text:span text:style-name="T102"><text:tab/></text:span></text:span></text:p>
      <text:p text:style-name="P12"><text:span text:style-name="texte_20_info"><text:span text:style-name="T96">Link (internal pages)</text:span></text:span></text:p>
      <text:p text:style-name="P62"><text:span text:style-name="texte_20_info"><text:span text:style-name="T102"><text:tab/>project-folder/<text:line-break/><text:tab/><text:tab/>|— about.html<text:line-break/><text:tab/><text:tab/>|— contact.html<text:line-break/><text:tab/><text:tab/>|— /folder2/</text:span></text:span></text:p>
      <text:p text:style-name="P62"><text:span text:style-name="texte_20_info"><text:span text:style-name="T102"><text:tab/><text:tab/><text:tab/>|— index.html </text:span></text:span></text:p>
      <text:p text:style-name="P8"><text:span text:style-name="Source_20_Text"><text:span text:style-name="T6"/></text:span></text:p>
      <text:p text:style-name="P8"><text:span text:style-name="Source_20_Text"><text:span text:style-name="T6"><text:tab/></text:span></text:span><text:span text:style-name="Html_20_property"><text:span text:style-name="T102">&lt;a</text:span></text:span><text:span text:style-name="Source_20_Text"><text:span text:style-name="T6"> </text:span></text:span><text:span text:style-name="Html_20_attributes"><text:span text:style-name="T55">href=</text:span></text:span><text:span text:style-name="Html_20_values"><text:span text:style-name="T55">"contact.html"</text:span></text:span><text:span text:style-name="Html_20_property"><text:span text:style-name="T102">&gt;</text:span></text:span><text:span text:style-name="texte_20_info"><text:span text:style-name="T102">Contact</text:span></text:span><text:span text:style-name="Html_20_property"><text:span text:style-name="T102">&lt;/a&gt; </text:span></text:span><text:span text:style-name="Source_20_Text"><text:span text:style-name="T6"><text:tab/><text:tab/></text:span></text:span><text:span text:style-name="texte_20_info"><text:span text:style-name="T102">same folder</text:span></text:span></text:p>
      <text:p text:style-name="P62"><text:span text:style-name="Source_20_Text"><text:span text:style-name="T15"><text:tab/></text:span></text:span><text:span text:style-name="Html_20_property"><text:span text:style-name="T85">&lt;a</text:span></text:span><text:span text:style-name="Source_20_Text"><text:span text:style-name="T36"> </text:span></text:span><text:span text:style-name="Html_20_attributes"><text:span text:style-name="T62">href=</text:span></text:span><text:span text:style-name="Html_20_values"><text:span text:style-name="T62">"folder2/contact.html</text:span></text:span><text:span text:style-name="Html_20_values"><text:span text:style-name="T85">"</text:span></text:span><text:span text:style-name="Html_20_property"><text:span text:style-name="T85">&gt;</text:span></text:span><text:span text:style-name="texte_20_info"><text:span text:style-name="T85">Contact</text:span></text:span><text:span text:style-name="Html_20_property"><text:span text:style-name="T85">&lt;/a&gt; </text:span></text:span><text:span text:style-name="Source_20_Text"><text:span text:style-name="T36"><text:tab/></text:span></text:span><text:span text:style-name="texte_20_info"><text:span text:style-name="T85">next folder<text:tab/></text:span></text:span><text:span text:style-name="Source_20_Text"><text:span text:style-name="T15"><text:tab/></text:span></text:span></text:p>
      <text:p text:style-name="P62"><text:span text:style-name="Source_20_Text"><text:span text:style-name="T15"><text:tab/><text:tab/><text:tab/></text:span></text:span><text:span text:style-name="Source_20_Text"><text:tab/><text:tab/><text:tab/><text:tab/></text:span><text:span text:style-name="texte_20_info"><text:span text:style-name="T85">si le dossier est avant : ../</text:span></text:span></text:p>
      <text:p text:style-name="P13"><text:span text:style-name="Source_20_Text"><text:span text:style-name="T16"/></text:span></text:p>
      <text:p text:style-name="P13"><text:span text:style-name="texte_20_info"><text:span text:style-name="T96"/></text:span></text:p>
      <text:p text:style-name="P14"><text:span text:style-name="texte_20_info"><text:span text:style-name="T96">Image Link</text:span></text:span></text:p>
      <text:p text:style-name="P15"><text:span text:style-name="Source_20_Text"><text:span text:style-name="T8"><text:tab/></text:span></text:span><text:span text:style-name="texte_20_info"><text:span text:style-name="T102">Insert </text:span></text:span><text:span text:style-name="Html_20_property"><text:span text:style-name="T102">&lt;img&gt;</text:span></text:span><text:span text:style-name="texte_20_info"><text:span text:style-name="T102"> tag, between the anchors <text:s/></text:span></text:span><text:span text:style-name="Html_20_property"><text:span text:style-name="T102">&lt;a&gt;</text:span></text:span></text:p>
      <text:p text:style-name="P15"><text:span text:style-name="Source_20_Text"><text:span text:style-name="T48"/></text:span></text:p>
      <text:p text:style-name="P71"><text:span text:style-name="Source_20_Text"><text:span text:style-name="T8"><text:tab/></text:span></text:span><text:span text:style-name="Html_20_property"><text:span text:style-name="T118">&lt;</text:span></text:span><text:span text:style-name="Html_20_property"><text:span text:style-name="T129">a</text:span></text:span><text:span text:style-name="Html_20_property"><text:span text:style-name="T140"> </text:span></text:span><text:span text:style-name="Html_20_property"><text:span text:style-name="T145">href</text:span></text:span><text:span text:style-name="Html_20_property"><text:span text:style-name="T140">=</text:span></text:span><text:span text:style-name="Html_20_property"><text:span text:style-name="T152">"link"</text:span></text:span><text:span text:style-name="Html_20_property"><text:span text:style-name="T118">&gt;</text:span></text:span><text:span text:style-name="Html_20_property"><text:span text:style-name="T140"> </text:span></text:span><text:span text:style-name="Html_20_property"><text:span text:style-name="T118">&lt;</text:span></text:span><text:span text:style-name="Html_20_property"><text:span text:style-name="T129">img</text:span></text:span><text:span text:style-name="Html_20_property"><text:span text:style-name="T140"> </text:span></text:span><text:span text:style-name="Html_20_property"><text:span text:style-name="T145">src</text:span></text:span><text:span text:style-name="Html_20_property"><text:span text:style-name="T140">=</text:span></text:span><text:span text:style-name="Html_20_property"><text:span text:style-name="T152">"image link"</text:span></text:span><text:span text:style-name="Html_20_property"><text:span text:style-name="T140"> </text:span></text:span><text:span text:style-name="Html_20_property"><text:span text:style-name="T145">alt</text:span></text:span><text:span text:style-name="Html_20_property"><text:span text:style-name="T140">=</text:span></text:span><text:span text:style-name="Html_20_property"><text:span text:style-name="T152">"#"</text:span></text:span><text:span text:style-name="Html_20_property"><text:span text:style-name="T140"> </text:span></text:span><text:span text:style-name="Html_20_property"><text:span text:style-name="T118">/&gt;</text:span></text:span><text:span text:style-name="Html_20_property"><text:span text:style-name="T140">  Texte </text:span></text:span><text:span text:style-name="Html_20_property"><text:span text:style-name="T118">&lt;/</text:span></text:span><text:span text:style-name="Html_20_property"><text:span text:style-name="T129">a</text:span></text:span><text:span text:style-name="Html_20_property"><text:span text:style-name="T118">&gt;</text:span></text:span></text:p>
      <text:p text:style-name="P34"><text:span text:style-name="T140">    <text:tab/></text:span><text:span text:style-name="T118">&lt;</text:span><text:span text:style-name="T129">a</text:span><text:span text:style-name="T140"> </text:span><text:span text:style-name="T145">href</text:span><text:span text:style-name="T140">=</text:span><text:span text:style-name="T152">"real image"</text:span><text:span text:style-name="T118">&gt;</text:span><text:span text:style-name="T140"> </text:span><text:span text:style-name="T118">&lt;</text:span><text:span text:style-name="T129">img</text:span><text:span text:style-name="T140"> </text:span><text:span text:style-name="T145">src</text:span><text:span text:style-name="T140">=</text:span><text:span text:style-name="T152">"mini image"</text:span><text:span text:style-name="T140"> </text:span><text:span text:style-name="T145">alt</text:span><text:span text:style-name="T140">=</text:span><text:span text:style-name="T152">"#"</text:span><text:span text:style-name="T140"> </text:span><text:span text:style-name="T118">/&gt;</text:span><text:span text:style-name="T140"> Click to enlarge</text:span><text:span text:style-name="T118">&lt;/</text:span><text:span text:style-name="T129">a</text:span><text:span text:style-name="T118">&gt;</text:span></text:p>
      <text:p text:style-name="P8"><text:span text:style-name="Source_20_Text"><text:span text:style-name="T8"><text:tab/></text:span></text:span></text:p>
      <text:p text:style-name="P8"><text:span text:style-name="texte_20_info"><text:span text:style-name="T96">Same page link</text:span></text:span></text:p>
      <text:p text:style-name="P8"><text:span text:style-name="Source_20_Text"><text:span text:style-name="T25"/></text:span></text:p>
      <text:p text:style-name="P72"><text:span text:style-name="Source_20_Text"><text:span text:style-name="T25"><text:tab/></text:span></text:span><text:span text:style-name="Source_20_Text"><text:span text:style-name="T112">&lt;</text:span></text:span><text:span text:style-name="Source_20_Text"><text:span text:style-name="T123">a</text:span></text:span><text:span text:style-name="Source_20_Text"><text:span text:style-name="T135"> </text:span></text:span><text:span text:style-name="Source_20_Text"><text:span text:style-name="T150">id</text:span></text:span><text:span text:style-name="Source_20_Text"><text:span text:style-name="T135">=</text:span></text:span><text:span text:style-name="Source_20_Text"><text:span text:style-name="T160">"section1"</text:span></text:span><text:span text:style-name="Source_20_Text"><text:span text:style-name="T112">&gt;</text:span></text:span><text:span text:style-name="Source_20_Text"><text:span text:style-name="T135"> Section1</text:span></text:span><text:span text:style-name="Source_20_Text"><text:span text:style-name="T112">&lt;/</text:span></text:span><text:span text:style-name="Source_20_Text"><text:span text:style-name="T123">a</text:span></text:span><text:span text:style-name="Source_20_Text"><text:span text:style-name="T112">&gt;</text:span></text:span><text:span text:style-name="Html_20_property"><text:span text:style-name="T85"><text:tab/><text:tab/></text:span></text:span><text:span text:style-name="texte_20_info"><text:span text:style-name="T85">Ancrer la section à rejoindre : avec id</text:span></text:span></text:p>
      <text:p text:style-name="P60"><text:span text:style-name="Source_20_Text"><text:span text:style-name="T42"><text:s/><text:tab/></text:span></text:span><text:span text:style-name="Html_20_property"><text:span text:style-name="T102">&lt;a</text:span></text:span><text:span text:style-name="Source_20_Text"><text:span text:style-name="T9"> </text:span></text:span><text:span text:style-name="Html_20_attributes"><text:span text:style-name="T57">href =</text:span></text:span><text:span text:style-name="Source_20_Text"><text:span text:style-name="T9"> </text:span></text:span><text:span text:style-name="Html_20_values"><text:span text:style-name="T57">"#</text:span></text:span><text:span text:style-name="Html_20_values"><text:span text:style-name="T58">section 1</text:span></text:span><text:span text:style-name="Html_20_values"><text:span text:style-name="T57">" </text:span></text:span><text:span text:style-name="Html_20_property"><text:span text:style-name="T85">&gt;</text:span></text:span><text:span text:style-name="Source_20_Text"><text:span text:style-name="T47"> </text:span></text:span><text:span text:style-name="texte_20_info"><text:span text:style-name="T102">Section1</text:span></text:span><text:span text:style-name="Html_20_property"><text:span text:style-name="T102">&lt;/a&gt;</text:span></text:span><text:span text:style-name="Source_20_Text"><text:span text:style-name="T42"><text:tab/></text:span></text:span><text:span text:style-name="texte_20_info"><text:span text:style-name="T102">Cible de l’ancre</text:span></text:span><text:span text:style-name="texte_20_info"><text:span text:style-name="T85"> à rejoindre : avec #</text:span></text:span></text:p>
      <text:p text:style-name="P8"><text:span text:style-name="Source_20_Text"><text:span text:style-name="T42"><text:s/><text:tab/></text:span></text:span></text:p>
      <text:p text:style-name="P61"><text:span text:style-name="texte_20_info"><text:span text:style-name="T96">href</text:span></text:span><text:span text:style-name="texte_20_info"><text:span text:style-name="T102"> </text:span></text:span></text:p>
      <text:p text:style-name="P61"><text:span text:style-name="Source_20_Text"><text:span text:style-name="T13"><text:tab/></text:span></text:span><text:span text:style-name="Html_20_attributes"><text:span text:style-name="T57">href </text:span></text:span><text:span text:style-name="Html_20_attributes"><text:span text:style-name="T59">=</text:span></text:span><text:span text:style-name="Source_20_Text"><text:span text:style-name="T13"> </text:span></text:span><text:span text:style-name="Html_20_values"><text:span text:style-name="T62">"</text:span></text:span><text:span text:style-name="Html_20_values"><text:span text:style-name="T63">mailto:adress@site.com</text:span></text:span><text:span text:style-name="Html_20_values"><text:span text:style-name="T64">"</text:span></text:span><text:span text:style-name="Source_20_Text"><text:span text:style-name="T37"><text:tab/><text:tab/></text:span></text:span><text:span text:style-name="texte_20_info"><text:span text:style-name="T85">send a mail</text:span></text:span></text:p>
      <text:p text:style-name="P61"><text:span text:style-name="Source_20_Text"><text:span text:style-name="T78"><text:tab/></text:span></text:span><text:span text:style-name="Html_20_attributes"><text:span text:style-name="T57">href </text:span></text:span><text:span text:style-name="Html_20_attributes"><text:span text:style-name="T59">=</text:span></text:span><text:span text:style-name="Source_20_Text"><text:span text:style-name="T13"> </text:span></text:span><text:span text:style-name="Html_20_values"><text:span text:style-name="T62">"</text:span></text:span><text:span text:style-name="Html_20_values"><text:span text:style-name="T63">filename.extension</text:span></text:span><text:span text:style-name="Html_20_values"><text:span text:style-name="T64">"</text:span></text:span><text:span text:style-name="Source_20_Text"><text:span text:style-name="T37"><text:tab/><text:tab/></text:span></text:span><text:span text:style-name="texte_20_info"><text:span text:style-name="T85">Download file</text:span></text:span></text:p>
      <text:p text:style-name="P61"><text:span text:style-name="Source_20_Text"><text:span text:style-name="T13"/></text:span></text:p>
      <text:p text:style-name="P8"><text:span text:style-name="texte_20_info"><text:span text:style-name="T96">Comments</text:span></text:span></text:p>
      <text:p text:style-name="P8"><text:span text:style-name="Source_20_Text"><text:span text:style-name="T10"><text:tab/></text:span></text:span><text:span text:style-name="Source_20_Text"><text:span text:style-name="T162">&lt;!-- C</text:span></text:span><text:span text:style-name="Html_20_comment">ommen</text:span><text:span text:style-name="Source_20_Text"><text:span text:style-name="T162">t -- &gt; </text:span></text:span></text:p>
      <text:p text:style-name="P8"><text:span text:style-name="Source_20_Text"><text:span text:style-name="T10"/></text:span></text:p>
      <text:p text:style-name="P26"><text:span text:style-name="texte_20_info"><text:span text:style-name="T96">Tables</text:span></text:span></text:p>
      <text:p text:style-name="P75"><text:span text:style-name="texte_20_info"><text:span text:style-name="T96"><text:tab/></text:span></text:span><text:span text:style-name="Html_20_property"><text:span text:style-name="T85">&lt;</text:span></text:span><text:span text:style-name="Html_20_property"><text:span text:style-name="T87">caption</text:span></text:span><text:span text:style-name="Html_20_property"><text:span text:style-name="T85">&gt; &lt;/</text:span></text:span><text:span text:style-name="Html_20_property"><text:span text:style-name="T87">caption</text:span></text:span><text:span text:style-name="Html_20_property"><text:span text:style-name="T85">&gt; <text:tab/><text:tab/></text:span></text:span><text:span text:style-name="texte_20_info"><text:span text:style-name="T85">creates a table </text:span></text:span><text:span text:style-name="texte_20_info"><text:span text:style-name="T87">title</text:span></text:span></text:p>
      <text:p text:style-name="P26"><text:span text:style-name="Source_20_Text"><text:span text:style-name="T11"><text:tab/></text:span></text:span><text:span text:style-name="Html_20_property"><text:span text:style-name="T102">&lt;table&gt; &lt;/table&gt;</text:span></text:span><text:span text:style-name="Source_20_Text"><text:span text:style-name="T11"> <text:tab/><text:tab/><text:tab/></text:span></text:span><text:span text:style-name="texte_20_info"><text:span text:style-name="T102">creates a table</text:span></text:span></text:p>
      <text:p text:style-name="P26"><text:span text:style-name="Source_20_Text"><text:span text:style-name="T2"><text:tab/></text:span></text:span><text:span text:style-name="Html_20_property"><text:span text:style-name="T102">&lt;tr&gt; &lt;/tr&gt;</text:span></text:span><text:span text:style-name="Source_20_Text"><text:span text:style-name="T11"> <text:tab/><text:tab/><text:tab/></text:span></text:span><text:span text:style-name="texte_20_info"><text:span text:style-name="T102">adds a row</text:span></text:span></text:p>
      <text:p text:style-name="P26"><text:span text:style-name="Source_20_Text"><text:span text:style-name="T12"><text:tab/></text:span></text:span><text:span text:style-name="Html_20_property"><text:span text:style-name="T102">&lt;td&gt;</text:span></text:span><text:span text:style-name="Html_20_values"><text:span text:style-name="T102">73</text:span></text:span><text:span text:style-name="Html_20_property"><text:span text:style-name="T102">&lt;/td&gt;</text:span></text:span><text:span text:style-name="Source_20_Text"><text:span text:style-name="T12"> <text:tab/><text:tab/><text:tab/></text:span></text:span><text:span text:style-name="texte_20_info"><text:span text:style-name="T102">add a cell =(column)</text:span></text:span></text:p>
      <text:p text:style-name="P27"><text:span text:style-name="Source_20_Text"><text:span text:style-name="T12"><text:tab/></text:span></text:span><text:span text:style-name="Html_20_property"><text:span text:style-name="T102">&lt;th&gt; &lt;/th&gt;</text:span></text:span><text:span text:style-name="Source_20_Text"><text:span text:style-name="T43"> <text:tab/><text:tab/><text:tab/></text:span></text:span><text:span text:style-name="texte_20_info"><text:span text:style-name="T102">adds a title <text:tab/></text:span></text:span></text:p>
      <text:p text:style-name="P27"><text:span text:style-name="Source_20_Text"><text:span text:style-name="T12"/></text:span></text:p>
      <text:p text:style-name="P27"><text:span text:style-name="Source_20_Text"><text:span text:style-name="T12"><text:tab/><text:tab/></text:span></text:span><text:span text:style-name="Source_20_Text"><text:span text:style-name="T117">&lt;</text:span></text:span><text:span text:style-name="Source_20_Text"><text:span text:style-name="T128">tr</text:span></text:span><text:span text:style-name="Source_20_Text"><text:span text:style-name="T117">&gt;&lt;</text:span></text:span><text:span text:style-name="Source_20_Text"><text:span text:style-name="T128">th</text:span></text:span><text:span text:style-name="Source_20_Text"><text:span text:style-name="T139"> </text:span></text:span><text:span text:style-name="Source_20_Text"><text:span text:style-name="T149">scope</text:span></text:span><text:span text:style-name="Source_20_Text"><text:span text:style-name="T139">=</text:span></text:span><text:span text:style-name="Source_20_Text"><text:span text:style-name="T159">"row"</text:span></text:span><text:span text:style-name="Source_20_Text"><text:span text:style-name="T117">&gt;</text:span></text:span><text:span text:style-name="Source_20_Text"><text:span text:style-name="T139">Temperature</text:span></text:span><text:span text:style-name="Source_20_Text"><text:span text:style-name="T117">&lt;/</text:span></text:span><text:span text:style-name="Source_20_Text"><text:span text:style-name="T128">th</text:span></text:span><text:span text:style-name="Source_20_Text"><text:span text:style-name="T117">&gt;&lt;/</text:span></text:span><text:span text:style-name="Source_20_Text"><text:span text:style-name="T128">tr</text:span></text:span><text:span text:style-name="Source_20_Text"><text:span text:style-name="T117">&gt;</text:span></text:span><text:span text:style-name="Source_20_Text"><text:span text:style-name="T139"> : row title</text:span></text:span></text:p>
      <text:p text:style-name="P19"><text:span text:style-name="T133">        <text:tab/><text:tab/></text:span><text:span text:style-name="T111">&lt;</text:span><text:span text:style-name="T122">tr</text:span><text:span text:style-name="T111">&gt;&lt;</text:span><text:span text:style-name="T122">th</text:span><text:span text:style-name="T133"> </text:span><text:span text:style-name="T144">scope</text:span><text:span text:style-name="T133">=</text:span><text:span text:style-name="T151">"col"</text:span><text:span text:style-name="T111">&gt;</text:span><text:span text:style-name="T142">Days</text:span><text:span text:style-name="T111">&lt;/</text:span><text:span text:style-name="T122">th</text:span><text:span text:style-name="T111">&gt;&lt;/</text:span><text:span text:style-name="T122">tr</text:span><text:span text:style-name="T111">&gt;</text:span><text:span text:style-name="T133"> : column title</text:span></text:p>
      <text:p text:style-name="P27"><text:span text:style-name="Source_20_Text"><text:span text:style-name="T12"/></text:span></text:p>
      <text:p text:style-name="P30"><text:span text:style-name="Source_20_Text"><text:span text:style-name="T12"/></text:span></text:p>
      <text:p text:style-name="P31"><text:span text:style-name="texte_20_info"><text:span text:style-name="T96">Spaning Colomuns</text:span></text:span></text:p>
      <text:p text:style-name="P28"><text:span text:style-name="Source_20_Text"><text:span text:style-name="T17"><text:tab/></text:span></text:span><text:span text:style-name="Html_20_property"><text:span text:style-name="T85">&lt;td</text:span></text:span><text:span text:style-name="Source_20_Text"><text:span text:style-name="T26"> </text:span></text:span><text:span text:style-name="Html_20_attributes"><text:span text:style-name="T65">colspan=</text:span></text:span><text:span text:style-name="Html_20_values"><text:span text:style-name="T65">"2"</text:span></text:span><text:span text:style-name="Html_20_property"><text:span text:style-name="T85">&gt;</text:span></text:span><text:span text:style-name="Source_20_Text"><text:span text:style-name="T46"> </text:span></text:span><text:span text:style-name="texte_20_info"><text:span text:style-name="T85">Col value </text:span></text:span><text:span text:style-name="Html_20_property"><text:span text:style-name="T85">&lt;/td&gt;</text:span></text:span><text:span text:style-name="Source_20_Text"><text:span text:style-name="T26"> </text:span></text:span><text:span text:style-name="texte_20_info"><text:span text:style-name="T85">: <text:tab/>expand the cell on 2 columns</text:span></text:span></text:p>
      <text:p text:style-name="P29"><text:span text:style-name="texte_20_info"><text:span text:style-name="T85"/></text:span></text:p>
      <text:p text:style-name="P29"><text:span text:style-name="texte_20_info"><text:span text:style-name="T96">Spaning rows</text:span></text:span></text:p>
      <text:p text:style-name="P29"><text:span text:style-name="Source_20_Text"><text:span text:style-name="T17"><text:tab/></text:span></text:span><text:span text:style-name="Html_20_property"><text:span text:style-name="T85">&lt;td</text:span></text:span><text:span text:style-name="Source_20_Text"><text:span text:style-name="T26"> </text:span></text:span><text:span text:style-name="Html_20_attributes"><text:span text:style-name="T65">rowspan=</text:span></text:span><text:span text:style-name="Html_20_values"><text:span text:style-name="T65">"2"</text:span></text:span><text:span text:style-name="Html_20_property"><text:span text:style-name="T85">&gt; row</text:span></text:span><text:span text:style-name="Source_20_Text"><text:span text:style-name="T26"> </text:span></text:span><text:span text:style-name="texte_20_info"><text:span text:style-name="T85">value </text:span></text:span><text:span text:style-name="Html_20_property"><text:span text:style-name="T85">&lt;/td&gt;</text:span></text:span><text:span text:style-name="Source_20_Text"><text:span text:style-name="T26"> </text:span></text:span><text:span text:style-name="texte_20_info"><text:span text:style-name="T85">: <text:tab/>expand the cell on 2 rows</text:span></text:span></text:p>
      <text:p text:style-name="P28"><text:span text:style-name="Source_20_Text"><text:span text:style-name="T26"/></text:span></text:p>
      <text:p text:style-name="P32"><text:span text:style-name="texte_20_info"><text:span text:style-name="T96">Table body</text:span></text:span></text:p>
      <text:p text:style-name="P32"><text:span text:style-name="Source_20_Text"><text:span text:style-name="T27"><text:tab/></text:span></text:span><text:span text:style-name="texte_20_info"><text:span text:style-name="T85">The</text:span></text:span><text:span text:style-name="Source_20_Text"><text:span text:style-name="T27"> </text:span></text:span><text:span text:style-name="Html_20_property"><text:span text:style-name="T85">&lt;tbody&gt;</text:span></text:span><text:span text:style-name="Source_20_Text"><text:span text:style-name="T27"> </text:span></text:span><text:span text:style-name="texte_20_info"><text:span text:style-name="T85">element should contain all of the table’s data, excluding the table headings</text:span></text:span></text:p>
      <text:p text:style-name="P32"><text:span text:style-name="Source_20_Text"><text:span text:style-name="T27"/></text:span></text:p>
      <text:p text:style-name="P32"><text:span text:style-name="texte_20_info"><text:span text:style-name="T96">Table headings</text:span></text:span></text:p>
      <text:p text:style-name="P32"><text:span text:style-name="texte_20_info"><text:span text:style-name="T85"><text:tab/>The table headings</text:span></text:span><text:span text:style-name="Source_20_Text"><text:span text:style-name="T27"> </text:span></text:span><text:span text:style-name="Html_20_property"><text:span text:style-name="T85">&lt;thead&gt;</text:span></text:span><text:span text:style-name="Source_20_Text"><text:span text:style-name="T27"> <text:s/></text:span></text:span><text:span text:style-name="texte_20_info"><text:span text:style-name="T85">are contained inside of this element </text:span></text:span></text:p>
      <text:p text:style-name="P32"><text:span text:style-name="Source_20_Text"><text:span text:style-name="T27"/></text:span></text:p>
      <text:p text:style-name="P16"><text:span text:style-name="texte_20_info">Table Footer</text:span></text:p>
      <text:p text:style-name="P32"><text:span text:style-name="texte_20_info"><text:span text:style-name="T85"><text:tab/></text:span></text:span><text:span text:style-name="texte_20_info"><text:span text:style-name="T76"> </text:span></text:span><text:span text:style-name="texte_20_info"><text:span text:style-name="T85">the footer</text:span></text:span><text:span text:style-name="T85"> </text:span><text:span text:style-name="Html_20_property"><text:span text:style-name="T85">&lt;tfoot&gt;</text:span></text:span><text:span text:style-name="texte_20_info"><text:span text:style-name="T85">contains the totals of the data in the table. Footers are often used to contain sums, <text:tab/>differences, and other data results.</text:span></text:span></text:p>
      <text:p text:style-name="P32"><text:span text:style-name="T85"/></text:p>
      <text:p text:style-name="P17"><text:span text:style-name="texte_20_info"/></text:p>
      <text:p text:style-name="P18"><text:span text:style-name="texte_20_info"><text:span text:style-name="T164">Form</text:span></text:span></text:p>
      <text:p text:style-name="P35"><text:span text:style-name="texte_20_info"><text:span text:style-name="T85"><text:tab/>The</text:span></text:span><text:span text:style-name="T85"> </text:span><text:span text:style-name="Html_20_property"><text:span text:style-name="T85">&lt;form&gt;</text:span></text:span><text:span text:style-name="T85"> </text:span><text:span text:style-name="texte_20_info"><text:span text:style-name="T85">element is a great tool for collecting information, but then we need to send that information <text:tab/>somewhere else for processing. We need to supply with both the location of where the &lt;form&gt;‘s information <text:tab/>goes and what HTTP request to make. </text:span></text:span></text:p>
      <text:p text:style-name="P46"><text:span text:style-name="T86"><text:tab/><text:tab/></text:span><text:span text:style-name="Html_20_property"><text:span text:style-name="T85">&lt;form</text:span></text:span><text:span text:style-name="T86"> </text:span><text:span text:style-name="Html_20_attributes"><text:span text:style-name="T60">action </text:span></text:span><text:span text:style-name="Html_20_attributes"><text:span text:style-name="T86">=</text:span></text:span><text:span text:style-name="T86"> </text:span><text:span text:style-name="Html_20_values"><text:span text:style-name="T66">"/example.html"</text:span></text:span><text:span text:style-name="Source_20_Text"><text:span text:style-name="T83"> </text:span></text:span><text:span text:style-name="Html_20_attributes"><text:span text:style-name="T60">method</text:span></text:span><text:span text:style-name="Source_20_Text"><text:span text:style-name="T79"> </text:span></text:span><text:span text:style-name="T86">= </text:span><text:span text:style-name="Html_20_values"><text:span text:style-name="T66">"POST"</text:span></text:span><text:span text:style-name="Html_20_property"><text:span text:style-name="T85">&gt;</text:span></text:span></text:p>
      <text:p text:style-name="P35"><text:span text:style-name="T85"><text:tab/><text:tab/></text:span><text:span text:style-name="Html_20_property"><text:span text:style-name="T85">&lt;/form&gt;</text:span></text:span></text:p>
      <text:p text:style-name="P35"><text:span text:style-name="Html_20_property"><text:span text:style-name="T85"/></text:span></text:p>
      <text:p text:style-name="P36"><text:span text:style-name="T85"><text:tab/><text:tab/><text:tab/></text:span><text:span text:style-name="Html_20_attributes"><text:span text:style-name="T66">action</text:span></text:span><text:span text:style-name="T85"> </text:span><text:span text:style-name="texte_20_info"><text:span text:style-name="T85">determines where the information is sent.</text:span></text:span></text:p>
      <text:p text:style-name="P36"><text:span text:style-name="T85"><text:tab/><text:tab/><text:tab/></text:span><text:span text:style-name="Html_20_attributes"><text:span text:style-name="T66">method</text:span></text:span><text:span text:style-name="T85"> </text:span><text:span text:style-name="texte_20_info"><text:span text:style-name="T85">is assigned a HTTP verb that is included in the HTTP request</text:span></text:span></text:p>
      <text:p text:style-name="P35"><text:span text:style-name="T85"/></text:p>
      <text:p text:style-name="P17"><text:span text:style-name="texte_20_info">Input</text:span></text:p>
      <text:p text:style-name="P47"><text:span text:style-name="T86"><text:tab/></text:span><text:span text:style-name="Html_20_property"><text:span text:style-name="T85">&lt;form</text:span></text:span><text:span text:style-name="T86"> </text:span><text:span text:style-name="Html_20_attributes"><text:span text:style-name="T66">action </text:span></text:span><text:span text:style-name="Html_20_attributes"><text:span text:style-name="T86">=</text:span></text:span><text:span text:style-name="T86"> </text:span><text:span text:style-name="Html_20_values"><text:span text:style-name="T66">"/example.html"</text:span></text:span><text:span text:style-name="T86"> </text:span><text:span text:style-name="Html_20_attributes"><text:span text:style-name="T66">method </text:span></text:span><text:span text:style-name="Html_20_attributes"><text:span text:style-name="T86">=</text:span></text:span><text:span text:style-name="T86"> </text:span><text:span text:style-name="Html_20_values"><text:span text:style-name="T66">"POST"</text:span></text:span><text:span text:style-name="Html_20_property"><text:span text:style-name="T85">&gt;</text:span></text:span></text:p>
      <text:p text:style-name="P50"><text:span text:style-name="T105"><text:tab/><text:tab/></text:span><text:span text:style-name="Html_20_property"><text:span text:style-name="T85">&lt;input</text:span></text:span><text:span text:style-name="T105"> </text:span><text:span text:style-name="Html_20_attributes"><text:span text:style-name="T67">type </text:span></text:span><text:span text:style-name="Html_20_attributes"><text:span text:style-name="T68">=</text:span></text:span><text:span text:style-name="T105"> </text:span><text:span text:style-name="Html_20_values"><text:span text:style-name="T66">"text"</text:span></text:span><text:span text:style-name="Source_20_Text"><text:span text:style-name="T83"> </text:span></text:span><text:span text:style-name="Html_20_attributes"><text:span text:style-name="T67">name </text:span></text:span><text:span text:style-name="Html_20_attributes"><text:span text:style-name="T68">=</text:span></text:span><text:span text:style-name="T105"> </text:span><text:span text:style-name="Html_20_values"><text:span text:style-name="T66">"f</text:span></text:span><text:span text:style-name="Html_20_values"><text:span text:style-name="T73">irst</text:span></text:span><text:span text:style-name="Html_20_values"><text:span text:style-name="T66">-text-field"</text:span></text:span><text:span text:style-name="Source_20_Text"><text:span text:style-name="T83"> </text:span></text:span><text:span text:style-name="Html_20_attributes"><text:span text:style-name="T67">value </text:span></text:span><text:span text:style-name="Html_20_attributes"><text:span text:style-name="T68">=</text:span></text:span><text:span text:style-name="Source_20_Text"><text:span text:style-name="T107"> </text:span></text:span><text:span text:style-name="Html_20_values"><text:span text:style-name="T66">"</text:span></text:span><text:span text:style-name="Html_20_values"><text:span text:style-name="T67">already pre-filled</text:span></text:span><text:span text:style-name="Html_20_values"><text:span text:style-name="T66">"</text:span></text:span><text:span text:style-name="Html_20_property"><text:span text:style-name="T85">&gt;</text:span></text:span></text:p>
      <text:p text:style-name="P36"><text:span text:style-name="T85"><text:tab/></text:span><text:span text:style-name="Html_20_property"><text:span text:style-name="T85">&lt;/form&gt;</text:span></text:span></text:p>
      <text:p text:style-name="P36"><text:span text:style-name="T104"/></text:p>
      <text:p text:style-name="P36"><text:span text:style-name="T104"><text:tab/><text:tab/></text:span><text:span text:style-name="Html_20_attributes"><text:span text:style-name="T67">type </text:span></text:span><text:span text:style-name="Html_20_attributes"><text:span text:style-name="T85">=</text:span></text:span><text:span text:style-name="T104"> </text:span><text:span text:style-name="Html_20_values"><text:span text:style-name="T66">"text"</text:span></text:span><text:span text:style-name="Source_20_Text"><text:span text:style-name="T83"> <text:tab/><text:tab/></text:span></text:span><text:span text:style-name="texte_20_info"><text:span text:style-name="T85">:</text:span></text:span><text:span text:style-name="Source_20_Text"><text:span text:style-name="T83"> </text:span></text:span><text:span text:style-name="texte_20_info"><text:span text:style-name="T85">renders a text field that users can type into</text:span></text:span></text:p>
      <text:p text:style-name="P76"><text:span text:style-name="Source_20_Text"><text:span text:style-name="T28"><text:tab/><text:tab/></text:span></text:span><text:span text:style-name="Html_20_attributes"><text:span text:style-name="T67">value</text:span></text:span><text:span text:style-name="texte_20_info"><text:span text:style-name="T85"> <text:tab/><text:tab/><text:tab/>: pre-filled text field</text:span></text:span></text:p>
      <text:p text:style-name="P78"><text:span text:style-name="texte_20_info"><text:span text:style-name="T85"><text:tab/><text:tab/></text:span></text:span><text:span text:style-name="Html_20_attributes"><text:span text:style-name="T74">placeholder<text:tab/><text:tab/></text:span></text:span><text:span text:style-name="texte_20_info"><text:span text:style-name="T85">: pre-filled text, </text:span></text:span><text:span text:style-name="texte_20_info"><text:span text:style-name="T88">disapear on click</text:span></text:span></text:p>
      <text:p text:style-name="P78"><text:span text:style-name="texte_20_info"><text:span text:style-name="T85"><text:tab/><text:tab/></text:span></text:span><text:span text:style-name="Html_20_attributes"><text:span text:style-name="T88">size<text:tab/><text:tab/><text:tab/></text:span></text:span><text:span text:style-name="texte_20_info"><text:span text:style-name="T85">: </text:span></text:span><text:span text:style-name="texte_20_info"><text:span text:style-name="T88">change the size of the form</text:span></text:span></text:p>
      <text:p text:style-name="P78"><text:span text:style-name="texte_20_info"><text:span text:style-name="T74"><text:tab/><text:tab/></text:span></text:span><text:span text:style-name="Html_20_attributes"><text:span text:style-name="T74">maxlenght<text:tab/><text:tab/></text:span></text:span><text:span text:style-name="texte_20_info"><text:span text:style-name="T85">: </text:span></text:span><text:span text:style-name="texte_20_info"><text:span text:style-name="T88">limit the lenght of the input</text:span></text:span></text:p>
      <text:p text:style-name="P76"><text:span text:style-name="texte_20_info"><text:span text:style-name="T85"><text:tab/><text:tab/></text:span></text:span><text:span text:style-name="Html_20_attributes"><text:span text:style-name="T93">autofocus</text:span></text:span><text:span text:style-name="texte_20_info"><text:span text:style-name="T93"><text:tab/><text:tab/>: met le curseur dans le champ (par défaut)</text:span></text:span></text:p>
      <text:p text:style-name="P76"><text:span text:style-name="texte_20_info"><text:span text:style-name="T93"><text:tab/><text:tab/></text:span></text:span><text:span text:style-name="Html_20_attributes"><text:span text:style-name="T94">required</text:span></text:span><text:span text:style-name="texte_20_info"><text:span text:style-name="T94"><text:tab/><text:tab/><text:tab/>: cannot submit if this field is not filled</text:span></text:span></text:p>
      <text:p text:style-name="P43"><text:span text:style-name="texte_20_info"><text:span text:style-name="T85"><text:tab/><text:tab/><text:tab/>When the form is submitted, the text: "first-text-field=important details" is sent to <text:tab/><text:tab/><text:tab/><text:tab/>/example.html</text:span></text:span></text:p>
      <text:p text:style-name="P44"><text:span text:style-name="texte_20_info"><text:span text:style-name="T85"><text:tab/><text:tab/></text:span></text:span></text:p>
      <text:p text:style-name="P37"><text:span text:style-name="texte_20_info"><text:span text:style-name="T96">Label</text:span></text:span></text:p>
      <text:p text:style-name="P37"><text:span text:style-name="Source_20_Text"><text:span text:style-name="T29"><text:tab/></text:span></text:span><text:span text:style-name="Html_20_property"><text:span text:style-name="T85">&lt;form&gt;</text:span></text:span></text:p>
      <text:p text:style-name="P42"><text:span text:style-name="Source_20_Text"><text:span text:style-name="T106"><text:tab/><text:tab/></text:span></text:span><text:span text:style-name="Html_20_property"><text:span text:style-name="T85">&lt;label </text:span></text:span><text:span text:style-name="Html_20_attributes"><text:span text:style-name="T69">for </text:span></text:span><text:span text:style-name="Html_20_attributes"><text:span text:style-name="T68">=</text:span></text:span><text:span text:style-name="Source_20_Text"><text:span text:style-name="T106"> </text:span></text:span><text:span text:style-name="Html_20_values"><text:span text:style-name="T66">"</text:span></text:span><text:span text:style-name="Html_20_values"><text:span text:style-name="T69">meal</text:span></text:span><text:span text:style-name="Html_20_values"><text:span text:style-name="T66">"</text:span></text:span><text:span text:style-name="Source_20_Text"><text:span text:style-name="T83"> </text:span></text:span><text:span text:style-name="Html_20_property"><text:span text:style-name="T85">&gt; </text:span></text:span><text:span text:style-name="texte_20_info"><text:span text:style-name="T85">Label Text</text:span></text:span><text:span text:style-name="Source_20_Text"><text:span text:style-name="T29"> </text:span></text:span><text:span text:style-name="Html_20_property"><text:span text:style-name="T85">&lt;/label&gt;<text:tab/><text:tab/><text:tab/></text:span></text:span><text:span text:style-name="texte_20_info"><text:span text:style-name="T85">« Title » of the input</text:span></text:span></text:p>
      <text:p text:style-name="P77"><text:span text:style-name="T105"><text:tab/><text:tab/></text:span><text:span text:style-name="Html_20_property"><text:span text:style-name="T85">&lt;input</text:span></text:span><text:span text:style-name="T105"> </text:span><text:span text:style-name="Html_20_attributes"><text:span text:style-name="T67">type </text:span></text:span><text:span text:style-name="Html_20_attributes"><text:span text:style-name="T68">=</text:span></text:span><text:span text:style-name="T105"> </text:span><text:span text:style-name="Html_20_values"><text:span text:style-name="T66">"text"</text:span></text:span><text:span text:style-name="Source_20_Text"><text:span text:style-name="T83"> </text:span></text:span><text:span text:style-name="Html_20_attributes"><text:span text:style-name="T67">name </text:span></text:span><text:span text:style-name="Html_20_attributes"><text:span text:style-name="T68">=</text:span></text:span><text:span text:style-name="T105"> </text:span><text:span text:style-name="Html_20_values"><text:span text:style-name="T66">"fo</text:span></text:span><text:span text:style-name="Html_20_values"><text:span text:style-name="T69">o</text:span></text:span><text:span text:style-name="Html_20_values"><text:span text:style-name="T66">d"</text:span></text:span><text:span text:style-name="Source_20_Text"><text:span text:style-name="T83"> </text:span></text:span><text:span text:style-name="Html_20_attributes"><text:span text:style-name="T69">id </text:span></text:span><text:span text:style-name="Html_20_attributes"><text:span text:style-name="T68">=</text:span></text:span><text:span text:style-name="Source_20_Text"><text:span text:style-name="T107"> </text:span></text:span><text:span text:style-name="Html_20_values"><text:span text:style-name="T66">"</text:span></text:span><text:span text:style-name="Html_20_values"><text:span text:style-name="T69">meal</text:span></text:span><text:span text:style-name="Html_20_values"><text:span text:style-name="T66">"</text:span></text:span><text:span text:style-name="Html_20_property"><text:span text:style-name="T85">&gt;<text:tab/><text:tab/> </text:span></text:span><text:span text:style-name="Html_20_attributes"><text:span text:style-name="T69">id </text:span></text:span><text:span text:style-name="texte_20_info"><text:span text:style-name="T85">: identify the element <text:s/></text:span></text:span></text:p>
      <text:p text:style-name="P37"><text:span text:style-name="Source_20_Text"><text:span text:style-name="T23"><text:tab/></text:span></text:span><text:span text:style-name="Html_20_property"><text:span text:style-name="T85">&lt;/form&gt;<text:tab/><text:tab/><text:tab/><text:tab/><text:tab/><text:tab/><text:tab/><text:tab/></text:span></text:span><text:span text:style-name="Html_20_attributes"><text:span text:style-name="T67">name </text:span></text:span><text:span text:style-name="texte_20_info"><text:span text:style-name="T85">: form’s variable </text:span></text:span></text:p>
      <text:p text:style-name="P37"><text:span text:style-name="Source_20_Text"><text:span text:style-name="T106"/></text:span></text:p>
      <text:p text:style-name="P37"><text:span text:style-name="Source_20_Text"><text:span text:style-name="T106"><text:tab/><text:tab/> </text:span></text:span><text:span text:style-name="Html_20_property"><text:span text:style-name="T85">&lt;input</text:span></text:span><text:span text:style-name="Source_20_Text"><text:span text:style-name="T109"> </text:span></text:span><text:span text:style-name="Html_20_attributes"><text:span text:style-name="T69">id</text:span></text:span><text:span text:style-name="Html_20_property"><text:span text:style-name="T85">&gt;</text:span></text:span><text:span text:style-name="Source_20_Text"><text:span text:style-name="T106"> </text:span></text:span><text:span text:style-name="Source_20_Text"><text:span text:style-name="T80">/ <text:s/></text:span></text:span><text:span text:style-name="Html_20_property"><text:span text:style-name="T85">&lt;label</text:span></text:span><text:span text:style-name="Source_20_Text"><text:span text:style-name="T108"> </text:span></text:span><text:span text:style-name="Html_20_attributes"><text:span text:style-name="T69">for</text:span></text:span><text:span text:style-name="Html_20_property"><text:span text:style-name="T85">&gt;</text:span></text:span><text:span text:style-name="Source_20_Text"><text:span text:style-name="T106"> </text:span></text:span><text:span text:style-name="texte_20_info"><text:span text:style-name="T85">: to associate label and input use id / for</text:span></text:span></text:p>
      <text:p text:style-name="P37"><text:span text:style-name="texte_20_info"><text:span text:style-name="T85"/></text:span></text:p>
      <text:p text:style-name="P38"><text:span text:style-name="texte_20_info"><text:span text:style-name="T96"><text:tab/>Password label</text:span></text:span></text:p>
      <text:p text:style-name="P38"><text:span text:style-name="Source_20_Text"><text:span text:style-name="T106"><text:tab/><text:tab/></text:span></text:span><text:span text:style-name="Html_20_property"><text:span text:style-name="T85">&lt;form&gt;</text:span></text:span></text:p>
      <text:p text:style-name="P42"><text:span text:style-name="Html_20_property"><text:span text:style-name="T85"><text:tab/><text:tab/><text:tab/>&lt;label</text:span></text:span><text:span text:style-name="Source_20_Text"><text:span text:style-name="T106"> </text:span></text:span><text:span text:style-name="Html_20_attributes"><text:span text:style-name="T69">for </text:span></text:span><text:span text:style-name="Html_20_attributes"><text:span text:style-name="T68">=</text:span></text:span><text:span text:style-name="Source_20_Text"><text:span text:style-name="T106"> </text:span></text:span><text:span text:style-name="Html_20_values"><text:span text:style-name="T66">"</text:span></text:span><text:span text:style-name="Html_20_values"><text:span text:style-name="T70">user-password</text:span></text:span><text:span text:style-name="Html_20_values"><text:span text:style-name="T66">" </text:span></text:span><text:span text:style-name="Html_20_property"><text:span text:style-name="T85">&gt;</text:span></text:span><text:span text:style-name="texte_20_info"><text:span text:style-name="T85"> Password</text:span></text:span><text:span text:style-name="Source_20_Text"><text:span text:style-name="T29"> </text:span></text:span><text:span text:style-name="Html_20_property"><text:span text:style-name="T85">&lt;/label&gt;</text:span></text:span></text:p>
      <text:p text:style-name="P50"><text:span text:style-name="T105"><text:tab/><text:tab/><text:tab/></text:span><text:span text:style-name="Html_20_property"><text:span text:style-name="T85">&lt;input</text:span></text:span><text:span text:style-name="T105"> </text:span><text:span text:style-name="Html_20_attributes"><text:span text:style-name="T67">type </text:span></text:span><text:span text:style-name="Html_20_attributes"><text:span text:style-name="T68">=</text:span></text:span><text:span text:style-name="T105"> </text:span><text:span text:style-name="Html_20_values"><text:span text:style-name="T66">"</text:span></text:span><text:span text:style-name="Html_20_values"><text:span text:style-name="T70">password</text:span></text:span><text:span text:style-name="Html_20_values"><text:span text:style-name="T66">"</text:span></text:span><text:span text:style-name="Source_20_Text"><text:span text:style-name="T83"> </text:span></text:span><text:span text:style-name="Html_20_attributes"><text:span text:style-name="T69">id </text:span></text:span><text:span text:style-name="Html_20_attributes"><text:span text:style-name="T68">=</text:span></text:span><text:span text:style-name="Source_20_Text"><text:span text:style-name="T107"> </text:span></text:span><text:span text:style-name="Html_20_values"><text:span text:style-name="T66">"</text:span></text:span><text:span text:style-name="Html_20_values"><text:span text:style-name="T70">user-password</text:span></text:span><text:span text:style-name="Html_20_values"><text:span text:style-name="T66">"</text:span></text:span><text:span text:style-name="Source_20_Text"><text:span text:style-name="T83"> </text:span></text:span><text:span text:style-name="Html_20_attributes"><text:span text:style-name="T67">name </text:span></text:span><text:span text:style-name="Html_20_attributes"><text:span text:style-name="T68">=</text:span></text:span><text:span text:style-name="T105"> </text:span><text:span text:style-name="Html_20_values"><text:span text:style-name="T66">"</text:span></text:span><text:span text:style-name="Html_20_values"><text:span text:style-name="T70">user-password</text:span></text:span><text:span text:style-name="Html_20_values"><text:span text:style-name="T66">"</text:span></text:span><text:span text:style-name="Source_20_Text"><text:span text:style-name="T83"> </text:span></text:span><text:span text:style-name="Html_20_property"><text:span text:style-name="T85">&gt;</text:span></text:span></text:p>
      <text:p text:style-name="P38"><text:span text:style-name="Source_20_Text"><text:span text:style-name="T23"><text:tab/><text:tab/></text:span></text:span><text:span text:style-name="Html_20_property"><text:span text:style-name="T85">&lt;/form&gt;</text:span></text:span></text:p>
      <text:p text:style-name="P42"><text:span text:style-name="Source_20_Text"><text:span text:style-name="T106"><text:tab/><text:tab/><text:tab/></text:span></text:span><text:span text:style-name="Html_20_attributes"><text:span text:style-name="T67">type </text:span></text:span><text:span text:style-name="Html_20_attributes"><text:span text:style-name="T68">=</text:span></text:span><text:span text:style-name="Source_20_Text"><text:span text:style-name="T106"> </text:span></text:span><text:span text:style-name="Html_20_values"><text:span text:style-name="T66">"</text:span></text:span><text:span text:style-name="Html_20_values"><text:span text:style-name="T70">password</text:span></text:span><text:span text:style-name="Html_20_values"><text:span text:style-name="T66">"</text:span></text:span><text:span text:style-name="Source_20_Text"><text:span text:style-name="T83"> </text:span></text:span><text:span text:style-name="texte_20_info"><text:span text:style-name="T85">:</text:span></text:span><text:span text:style-name="Source_20_Text"><text:span text:style-name="T83"> </text:span></text:span><text:span text:style-name="texte_20_info"><text:span text:style-name="T85">transform input into * </text:span></text:span></text:p>
      <text:p text:style-name="P42"><text:span text:style-name="texte_20_info"><text:span text:style-name="T85"/></text:span></text:p>
      <text:p text:style-name="P45"><text:span text:style-name="texte_20_info"><text:span text:style-name="T98">I</text:span></text:span><text:span text:style-name="texte_20_info"><text:span text:style-name="T96">nput </text:span></text:span><text:span text:style-name="texte_20_info"><text:span text:style-name="T98">type : </text:span></text:span><text:span text:style-name="texte_20_info"><text:span text:style-name="T96">Number</text:span></text:span></text:p>
      <text:p text:style-name="P39"><text:span text:style-name="texte_20_info"><text:span text:style-name="T85"/></text:span></text:p>
      <text:p text:style-name="P39"><text:span text:style-name="Source_20_Text"><text:span text:style-name="T106"><text:tab/></text:span></text:span><text:span text:style-name="Html_20_property"><text:span text:style-name="T85">&lt;form&gt;</text:span></text:span></text:p>
      <text:p text:style-name="P39"><text:span text:style-name="Html_20_property"><text:span text:style-name="T85"><text:tab/><text:tab/>&lt;label</text:span></text:span><text:span text:style-name="Source_20_Text"><text:span text:style-name="T106"> </text:span></text:span><text:span text:style-name="Html_20_attributes"><text:span text:style-name="T69">for </text:span></text:span><text:span text:style-name="Html_20_attributes"><text:span text:style-name="T61">=</text:span></text:span><text:span text:style-name="Source_20_Text"><text:span text:style-name="T23"> </text:span></text:span><text:span text:style-name="Html_20_values"><text:span text:style-name="T66">"</text:span></text:span><text:span text:style-name="Html_20_values"><text:span text:style-name="T68">years</text:span></text:span><text:span text:style-name="Html_20_values"><text:span text:style-name="T66">"</text:span></text:span><text:span text:style-name="Source_20_Text"><text:span text:style-name="T83"> </text:span></text:span><text:span text:style-name="Html_20_property"><text:span text:style-name="T85">&gt;</text:span></text:span><text:span text:style-name="texte_20_info"><text:span text:style-name="T85"> Years of experience </text:span></text:span><text:span text:style-name="Html_20_property"><text:span text:style-name="T85">&lt;/label&gt;</text:span></text:span></text:p>
      <text:p text:style-name="P48"><text:span text:style-name="T105"><text:tab/><text:tab/></text:span><text:span text:style-name="Html_20_property"><text:span text:style-name="T85">&lt;input</text:span></text:span><text:span text:style-name="T105"> </text:span><text:span text:style-name="Html_20_attributes"><text:span text:style-name="T67">type </text:span></text:span><text:span text:style-name="Html_20_attributes"><text:span text:style-name="T86">=</text:span></text:span><text:span text:style-name="T38"> </text:span><text:span text:style-name="Html_20_values"><text:span text:style-name="T66">"</text:span></text:span><text:span text:style-name="Html_20_values"><text:span text:style-name="T68">numbers</text:span></text:span><text:span text:style-name="Html_20_values"><text:span text:style-name="T66">"</text:span></text:span><text:span text:style-name="Source_20_Text"><text:span text:style-name="T83"> <text:s/></text:span></text:span><text:span text:style-name="Html_20_attributes"><text:span text:style-name="T69">id </text:span></text:span><text:span text:style-name="Html_20_attributes"><text:span text:style-name="T71">=</text:span></text:span><text:span text:style-name="Source_20_Text"><text:span text:style-name="T33"> </text:span></text:span><text:span text:style-name="Html_20_values"><text:span text:style-name="T66">"</text:span></text:span><text:span text:style-name="Html_20_values"><text:span text:style-name="T68">years</text:span></text:span><text:span text:style-name="Html_20_values"><text:span text:style-name="T66">"</text:span></text:span><text:span text:style-name="Source_20_Text"><text:span text:style-name="T83"> </text:span></text:span><text:span text:style-name="Html_20_attributes"><text:span text:style-name="T67">name </text:span></text:span><text:span text:style-name="Html_20_attributes"><text:span text:style-name="T71">=</text:span></text:span><text:span text:style-name="Source_20_Text"><text:span text:style-name="T33"> </text:span></text:span><text:span text:style-name="Html_20_values"><text:span text:style-name="T66">"</text:span></text:span><text:span text:style-name="Html_20_values"><text:span text:style-name="T68">years</text:span></text:span><text:span text:style-name="Html_20_values"><text:span text:style-name="T66">"</text:span></text:span><text:span text:style-name="Source_20_Text"><text:span text:style-name="T83"> </text:span></text:span><text:span text:style-name="Html_20_attributes"><text:span text:style-name="T68">step =</text:span></text:span><text:span text:style-name="Source_20_Text"><text:span text:style-name="T30"> </text:span></text:span><text:span text:style-name="Html_20_values"><text:span text:style-name="T66">"</text:span></text:span><text:span text:style-name="Html_20_values"><text:span text:style-name="T68">1</text:span></text:span><text:span text:style-name="Html_20_values"><text:span text:style-name="T66">"</text:span></text:span><text:span text:style-name="Html_20_property"><text:span text:style-name="T85">&gt;</text:span></text:span></text:p>
      <text:p text:style-name="P39"><text:span text:style-name="Source_20_Text"><text:span text:style-name="T23"><text:tab/></text:span></text:span><text:span text:style-name="Html_20_property"><text:span text:style-name="T85">&lt;/form&gt;</text:span></text:span></text:p>
      <text:p text:style-name="P39"><text:span text:style-name="Source_20_Text"><text:span text:style-name="T106"><text:tab/><text:tab/></text:span></text:span></text:p>
      <text:p text:style-name="P42"><text:span text:style-name="Source_20_Text"><text:span text:style-name="T106"><text:tab/><text:tab/></text:span></text:span><text:span text:style-name="Html_20_attributes"><text:span text:style-name="T67">type </text:span></text:span><text:span text:style-name="Html_20_attributes"><text:span text:style-name="T68">=</text:span></text:span><text:span text:style-name="Source_20_Text"><text:span text:style-name="T30"> </text:span></text:span><text:span text:style-name="Html_20_values"><text:span text:style-name="T66">"</text:span></text:span><text:span text:style-name="Html_20_values"><text:span text:style-name="T68">numbers</text:span></text:span><text:span text:style-name="Html_20_values"><text:span text:style-name="T66">"</text:span></text:span><text:span text:style-name="Source_20_Text"><text:span text:style-name="T83"> : </text:span></text:span><text:span text:style-name="texte_20_info"><text:span text:style-name="T85">restrict what users type into the input field to numbers </text:span></text:span></text:p>
      <text:p text:style-name="P42"><text:span text:style-name="texte_20_info"><text:span text:style-name="T85"><text:tab/><text:tab/>(and special characters like -, +, and .)</text:span></text:span></text:p>
      <text:p text:style-name="P40"><text:span text:style-name="texte_20_info"><text:span text:style-name="T85"><text:tab/><text:tab/></text:span></text:span><text:span text:style-name="Html_20_attributes"><text:span text:style-name="T85">step</text:span></text:span><text:span text:style-name="texte_20_info"><text:span text:style-name="T85"> creates arrows inside the input field to increase or decrease by the value</text:span></text:span></text:p>
      <text:p text:style-name="P40"><text:span text:style-name="Source_20_Text"><text:span text:style-name="T30"/></text:span></text:p>
      <text:p text:style-name="P45"><text:span text:style-name="texte_20_info"><text:span text:style-name="T98">I</text:span></text:span><text:span text:style-name="texte_20_info"><text:span text:style-name="T96">nput </text:span></text:span><text:span text:style-name="texte_20_info"><text:span text:style-name="T98">type : </text:span></text:span><text:span text:style-name="texte_20_info"><text:span text:style-name="T96">Range</text:span></text:span></text:p>
      <text:p text:style-name="P41"><text:span text:style-name="Source_20_Text"><text:span text:style-name="T31"/></text:span></text:p>
      <text:p text:style-name="P73"><text:span text:style-name="Source_20_Text"><text:span text:style-name="T31"><text:tab/></text:span></text:span><text:span text:style-name="Source_20_Text"><text:span text:style-name="T113">&lt;</text:span></text:span><text:span text:style-name="Source_20_Text"><text:span text:style-name="T124">form</text:span></text:span><text:span text:style-name="Source_20_Text"><text:span text:style-name="T113">&gt;</text:span></text:span></text:p>
      <text:p text:style-name="P19"><text:span text:style-name="T133">    <text:tab/><text:tab/></text:span><text:span text:style-name="T111">&lt;</text:span><text:span text:style-name="T122">label</text:span><text:span text:style-name="T133"> </text:span><text:span text:style-name="T144">for</text:span><text:span text:style-name="T133"> = </text:span><text:span text:style-name="T151">"volume"</text:span><text:span text:style-name="T133"> </text:span><text:span text:style-name="T111">&gt;</text:span><text:span text:style-name="T133"> Volume Control </text:span><text:span text:style-name="T111">&lt;/</text:span><text:span text:style-name="T122">label</text:span><text:span text:style-name="T111">&gt;</text:span></text:p>
      <text:p text:style-name="P19"><text:span text:style-name="T133">    <text:tab/><text:tab/></text:span><text:span text:style-name="T111">&lt;</text:span><text:span text:style-name="T122">input</text:span><text:span text:style-name="T133">   </text:span><text:span text:style-name="T144">id</text:span><text:span text:style-name="T133"> = </text:span><text:span text:style-name="T151">"volume"</text:span><text:span text:style-name="T133"> </text:span><text:span text:style-name="T144">name</text:span><text:span text:style-name="T133"> = </text:span><text:span text:style-name="T151">"volume"</text:span><text:span text:style-name="T133"> </text:span><text:span text:style-name="T144">type</text:span><text:span text:style-name="T133"> = </text:span><text:span text:style-name="T151">"range"</text:span><text:span text:style-name="T133"> </text:span><text:span text:style-name="T144">min</text:span><text:span text:style-name="T133"> = </text:span><text:span text:style-name="T151">"0"</text:span><text:span text:style-name="T133"> </text:span><text:span text:style-name="T144">max</text:span><text:span text:style-name="T133"> = </text:span><text:span text:style-name="T151">"100"</text:span><text:span text:style-name="T133"> </text:span><text:span text:style-name="T144">step</text:span><text:span text:style-name="T133"> = </text:span><text:span text:style-name="T151">"1"</text:span><text:span text:style-name="T133"> </text:span><text:span text:style-name="T111">&gt;</text:span></text:p>
      <text:p text:style-name="P19"><text:span text:style-name="T111"><text:tab/>&lt;/</text:span><text:span text:style-name="T122">form</text:span><text:span text:style-name="T111">&gt;</text:span><text:span text:style-name="T133"> </text:span></text:p>
      <text:p text:style-name="P25"/>
      <text:p text:style-name="P74"><text:span text:style-name="T140">    <text:tab/><text:tab/><text:tab/></text:span><text:span text:style-name="T145">type</text:span><text:span text:style-name="T140"> = </text:span><text:span text:style-name="T152">"range"</text:span><text:span text:style-name="T140"> </text:span><text:span text:style-name="T145">min</text:span><text:span text:style-name="T140"> = </text:span><text:span text:style-name="T152">"0"</text:span><text:span text:style-name="T140"> </text:span><text:span text:style-name="T145">max</text:span><text:span text:style-name="T140"> = </text:span><text:span text:style-name="T152">"100"</text:span><text:span text:style-name="T140"> : creates a slider (values min to max) </text:span></text:p>
      <text:p text:style-name="P49"><text:span text:style-name="Source_20_Text"><text:span text:style-name="T32"/></text:span></text:p>
      <text:p text:style-name="P79"><text:span text:style-name="texte_20_info"><text:span text:style-name="T98"/></text:span></text:p>
      <text:p text:style-name="P79"><text:span text:style-name="texte_20_info"><text:span text:style-name="T98"/></text:span></text:p>
      <text:p text:style-name="P79"><text:soft-page-break/><text:span text:style-name="texte_20_info"><text:span text:style-name="T98"/></text:span></text:p>
      <text:p text:style-name="P79"><text:span text:style-name="texte_20_info"><text:span text:style-name="T98"/></text:span></text:p>
      <text:p text:style-name="P79"><text:span text:style-name="texte_20_info"><text:span text:style-name="T98"/></text:span></text:p>
      <text:p text:style-name="P79"><text:span text:style-name="texte_20_info"><text:span text:style-name="T98">I</text:span></text:span><text:span text:style-name="texte_20_info"><text:span text:style-name="T96">nput </text:span></text:span><text:span text:style-name="texte_20_info"><text:span text:style-name="T98">type : </text:span></text:span><text:span text:style-name="texte_20_info"><text:span text:style-name="T96">Checkbox - </text:span></text:span><text:span text:style-name="texte_20_info"><text:span text:style-name="T92">E</text:span></text:span><text:span text:style-name="texte_20_info"><text:span text:style-name="T85">very choice can be selected</text:span></text:span></text:p>
      <text:p text:style-name="P52"><text:span text:style-name="Source_20_Text"><text:span text:style-name="T107"><text:tab/><text:tab/></text:span></text:span></text:p>
      <text:p text:style-name="P50"><text:span text:style-name="Source_20_Text"><text:span text:style-name="T107"><text:tab/></text:span></text:span><text:span text:style-name="Source_20_Text"><text:span text:style-name="T114">&lt;</text:span></text:span><text:span text:style-name="Source_20_Text"><text:span text:style-name="T125">form</text:span></text:span><text:span text:style-name="Source_20_Text"><text:span text:style-name="T114">&gt;</text:span></text:span></text:p>
      <text:p text:style-name="P22"><text:span text:style-name="T133">    <text:tab/></text:span><text:span text:style-name="T111">&lt;</text:span><text:span text:style-name="T122">p</text:span><text:span text:style-name="T111">&gt;</text:span><text:span text:style-name="T133"> Choose your :</text:span></text:p>
      <text:p text:style-name="P19"><text:span text:style-name="T111"><text:tab/><text:tab/>&lt;</text:span><text:span text:style-name="T122">input</text:span><text:span text:style-name="T133">   </text:span><text:span text:style-name="T144">id</text:span><text:span text:style-name="T133"> = </text:span><text:span text:style-name="T151">"Choice 1"</text:span><text:span text:style-name="T133"> </text:span><text:span text:style-name="T144">name</text:span><text:span text:style-name="T133"> = </text:span><text:span text:style-name="T151">"Choice 1"</text:span><text:span text:style-name="T133"> </text:span><text:span text:style-name="T144">type</text:span><text:span text:style-name="T133"> = </text:span><text:span text:style-name="T151">"checkbox"</text:span><text:span text:style-name="Html_20_property">&gt;</text:span></text:p>
      <text:p text:style-name="P19"><text:span text:style-name="T133">    <text:tab/><text:tab/></text:span><text:span text:style-name="T111">&lt;</text:span><text:span text:style-name="T122">label</text:span><text:span text:style-name="T133"> </text:span><text:span text:style-name="T144">for</text:span><text:span text:style-name="T133"> = </text:span><text:span text:style-name="T151">"Choice 1"</text:span><text:span text:style-name="T133"> </text:span><text:span text:style-name="T111">&gt;</text:span><text:span text:style-name="T133"> Choice1 </text:span><text:span text:style-name="T111">&lt;/</text:span><text:span text:style-name="T122">label</text:span><text:span text:style-name="T111">&gt;</text:span><text:span text:style-name="T133"> </text:span><text:span text:style-name="T111">&lt;</text:span><text:span text:style-name="T122">br</text:span><text:span text:style-name="T111">&gt;</text:span></text:p>
      <text:p text:style-name="P25"/>
      <text:p text:style-name="P20"><text:span text:style-name="T133">    <text:tab/><text:tab/></text:span><text:span text:style-name="T111">&lt;</text:span><text:span text:style-name="T122">input[…</text:span><text:span text:style-name="Html_20_property">]&gt;</text:span></text:p>
      <text:p text:style-name="P20"><text:span text:style-name="Html_20_property"><text:tab/><text:tab/></text:span><text:span text:style-name="T111">&lt;</text:span><text:span text:style-name="T122">label</text:span><text:span text:style-name="T133"> </text:span><text:span text:style-name="T144">for</text:span><text:span text:style-name="T133"> = </text:span><text:span text:style-name="T151">"Choice 2"</text:span><text:span text:style-name="T133"> </text:span><text:span text:style-name="T144">[…]</text:span><text:span text:style-name="T133"> </text:span><text:span text:style-name="Html_20_property">&lt;/label&gt;</text:span><text:span text:style-name="Html_20_property"><text:span text:style-name="T120">&lt;</text:span></text:span><text:span text:style-name="Html_20_property"><text:span text:style-name="T131">br</text:span></text:span><text:span text:style-name="Html_20_property"><text:span text:style-name="T120">&gt;</text:span></text:span></text:p>
      <text:p text:style-name="P21"><text:span text:style-name="T133"><text:tab/></text:span><text:span text:style-name="T111">&lt;/</text:span><text:span text:style-name="T122">p</text:span><text:span text:style-name="T111">&gt;</text:span></text:p>
      <text:p text:style-name="P19"><text:span text:style-name="T111"><text:tab/>&lt;/</text:span><text:span text:style-name="T122">form</text:span><text:span text:style-name="T111">&gt;</text:span><text:span text:style-name="T133"> </text:span></text:p>
      <text:p text:style-name="P81"><text:span text:style-name="texte_20_info"><text:span text:style-name="T85"><text:tab/><text:tab/><text:tab/></text:span></text:span><text:span text:style-name="texte_20_info"><text:span text:style-name="T91">name = </text:span></text:span><text:span text:style-name="texte_20_info"><text:span text:style-name="T154">"Default" checked<text:tab/><text:tab/><text:tab/></text:span></text:span><text:span text:style-name="texte_20_info"><text:span text:style-name="T85">value checked by default</text:span></text:span></text:p>
      <text:p text:style-name="P52"><text:span text:style-name="texte_20_info"><text:span text:style-name="T85"/></text:span></text:p>
      <text:p text:style-name="P52"><text:span text:style-name="texte_20_info"><text:span text:style-name="T85"/></text:span></text:p>
      <text:p text:style-name="P82"><text:span text:style-name="texte_20_info"><text:span text:style-name="T98">I</text:span></text:span><text:span text:style-name="texte_20_info"><text:span text:style-name="T96">nput </text:span></text:span><text:span text:style-name="texte_20_info"><text:span text:style-name="T98">type : </text:span></text:span><text:span text:style-name="texte_20_info"><text:span text:style-name="T96">Radio Button - </text:span></text:span><text:span text:style-name="texte_20_info"><text:span text:style-name="T85">Only 1 choice can be selected</text:span></text:span></text:p>
      <text:p text:style-name="P51"><text:span text:style-name="Source_20_Text"><text:span text:style-name="T18"/></text:span></text:p>
      <text:p text:style-name="P52"><text:span text:style-name="Html_20_property"><text:span text:style-name="T119"><text:tab/>&lt;</text:span></text:span><text:span text:style-name="Html_20_property"><text:span text:style-name="T130">form</text:span></text:span><text:span text:style-name="Html_20_property"><text:span text:style-name="T119">&gt;</text:span></text:span></text:p>
      <text:p text:style-name="P24"><text:span text:style-name="T133">    <text:tab/></text:span><text:span text:style-name="T111">&lt;</text:span><text:span text:style-name="T122">p</text:span><text:span text:style-name="T111">&gt;</text:span><text:span text:style-name="T133"> Choose your : </text:span></text:p>
      <text:p text:style-name="P19"><text:span text:style-name="T133">        <text:tab/><text:tab/></text:span><text:span text:style-name="Html_20_property">&lt;input </text:span><text:span text:style-name="T133">  </text:span><text:span text:style-name="T144">id</text:span><text:span text:style-name="T133"> = </text:span><text:span text:style-name="T151">"Choice1"</text:span><text:span text:style-name="T133"> </text:span><text:span text:style-name="T144">name</text:span><text:span text:style-name="T133"> = </text:span><text:span text:style-name="T151">"answer"</text:span><text:span text:style-name="T133"> </text:span><text:span text:style-name="T144">type</text:span><text:span text:style-name="T133"> = </text:span><text:span text:style-name="T151">"radio"</text:span><text:span text:style-name="T133">  </text:span><text:span text:style-name="T144">value</text:span><text:span text:style-name="T133"> = </text:span><text:span text:style-name="T151">"Choice1"</text:span><text:span text:style-name="T133"> </text:span><text:span text:style-name="T111">&gt;</text:span></text:p>
      <text:p text:style-name="P19"><text:span text:style-name="T133">        <text:tab/><text:tab/></text:span><text:span text:style-name="T111">&lt;</text:span><text:span text:style-name="T122">label</text:span><text:span text:style-name="T133"> </text:span><text:span text:style-name="T144">for</text:span><text:span text:style-name="T133"> = </text:span><text:span text:style-name="T151">"Choice1"</text:span><text:span text:style-name="T133"> </text:span><text:span text:style-name="T111">&gt;</text:span><text:span text:style-name="T133"> Choice1 </text:span><text:span text:style-name="T111">&lt;/</text:span><text:span text:style-name="T122">label</text:span><text:span text:style-name="T111">&gt;&lt;</text:span><text:span text:style-name="T122">br</text:span><text:span text:style-name="T111">&gt;</text:span></text:p>
      <text:p text:style-name="P87">        <text:tab/><text:tab/></text:p>
      <text:p text:style-name="P19"><text:span text:style-name="T133">    <text:tab/><text:tab/></text:span><text:span text:style-name="T111">&lt;</text:span><text:span text:style-name="T122">label</text:span><text:span text:style-name="T133"> </text:span><text:span text:style-name="T144">for</text:span><text:span text:style-name="T133"> = </text:span><text:span text:style-name="T151">"Choice2"</text:span><text:span text:style-name="T133"> </text:span><text:span text:style-name="T144">[…]</text:span><text:span text:style-name="T133"> </text:span><text:span text:style-name="Html_20_property">&lt;/label&gt;</text:span></text:p>
      <text:p text:style-name="P19"><text:span text:style-name="T133">    <text:tab/><text:tab/></text:span><text:span text:style-name="T111">&lt;</text:span><text:span text:style-name="T122">input[…]</text:span><text:span text:style-name="T133"> </text:span><text:span text:style-name="Html_20_property">&lt;/label&gt;</text:span><text:span text:style-name="Html_20_property"><text:span text:style-name="T120">&lt;</text:span></text:span><text:span text:style-name="Html_20_property"><text:span text:style-name="T131">br</text:span></text:span><text:span text:style-name="Html_20_property"><text:span text:style-name="T120">&gt;</text:span></text:span><text:span text:style-name="Html_20_property"><text:span text:style-name="T143">    </text:span></text:span></text:p>
      <text:p text:style-name="P23"><text:span text:style-name="T133">    <text:tab/></text:span><text:span text:style-name="T111">&lt;/</text:span><text:span text:style-name="T122">p</text:span></text:p>
      <text:p text:style-name="P34"><text:span text:style-name="T118"><text:tab/>&lt;/</text:span><text:span text:style-name="T129">form</text:span><text:span text:style-name="T118">&gt;</text:span><text:span text:style-name="T140"> </text:span></text:p>
      <text:p text:style-name="P52"><text:span text:style-name="texte_20_info"><text:span text:style-name="T96"/></text:span></text:p>
      <text:p text:style-name="P80"><text:span text:style-name="texte_20_info"><text:span text:style-name="T98">I</text:span></text:span><text:span text:style-name="texte_20_info"><text:span text:style-name="T96">nput </text:span></text:span><text:span text:style-name="texte_20_info"><text:span text:style-name="T98">type : </text:span></text:span><text:span text:style-name="texte_20_info"><text:span text:style-name="T99">email, url, tel, ...</text:span></text:span></text:p>
      <text:p text:style-name="P80"><text:span text:style-name="texte_20_info"><text:span text:style-name="T98">I</text:span></text:span><text:span text:style-name="texte_20_info"><text:span text:style-name="T96">nput </text:span></text:span><text:span text:style-name="texte_20_info"><text:span text:style-name="T98">type : </text:span></text:span><text:span text:style-name="texte_20_info"><text:span text:style-name="T99">date, time, week, month, datetime, datetime-local,…</text:span></text:span></text:p>
      <text:p text:style-name="P80"><text:span text:style-name="texte_20_info"><text:span text:style-name="T98">I</text:span></text:span><text:span text:style-name="texte_20_info"><text:span text:style-name="T96">nput </text:span></text:span><text:span text:style-name="texte_20_info"><text:span text:style-name="T98">type : </text:span></text:span><text:span text:style-name="texte_20_info"><text:span text:style-name="T99">search</text:span></text:span></text:p>
      <text:p text:style-name="P53"><text:span text:style-name="texte_20_info"><text:span text:style-name="T96"/></text:span></text:p>
      <text:p text:style-name="P53"><text:span text:style-name="texte_20_info"><text:span text:style-name="T96"/></text:span></text:p>
      <text:p text:style-name="P53"><text:span text:style-name="texte_20_info"><text:span text:style-name="T96">Dropdown list</text:span></text:span></text:p>
      <text:p text:style-name="P53"><text:span text:style-name="Source_20_Text"><text:span text:style-name="T19"/></text:span></text:p>
      <text:p text:style-name="P54"><text:span text:style-name="Html_20_property"><text:span text:style-name="T119"><text:tab/>&lt;</text:span></text:span><text:span text:style-name="Html_20_property"><text:span text:style-name="T130">form</text:span></text:span><text:span text:style-name="Html_20_property"><text:span text:style-name="T119">&gt;</text:span></text:span></text:p>
      <text:p text:style-name="P19"><text:span text:style-name="T133">    <text:tab/><text:tab/></text:span><text:span text:style-name="T111">&lt;</text:span><text:span text:style-name="T122">label</text:span><text:span text:style-name="T133"> </text:span><text:span text:style-name="T144">for</text:span><text:span text:style-name="T133"> = </text:span><text:span text:style-name="T151">"Dropdown"</text:span><text:span text:style-name="T133"> </text:span><text:span text:style-name="T111">&gt;</text:span><text:span text:style-name="T133"> What is your choice ? </text:span><text:span text:style-name="T111">&lt;/</text:span><text:span text:style-name="T122">label</text:span><text:span text:style-name="T111">&gt;</text:span></text:p>
      <text:p text:style-name="P19"><text:span text:style-name="T133">    <text:tab/><text:tab/></text:span><text:span text:style-name="T111">&lt;</text:span><text:span text:style-name="T122">select</text:span><text:span text:style-name="T133"> </text:span><text:span text:style-name="T144">id</text:span><text:span text:style-name="T133"> = </text:span><text:span text:style-name="T151">"Dropdown"</text:span><text:span text:style-name="T133">  </text:span><text:span text:style-name="T144">name</text:span><text:span text:style-name="T133"> = </text:span><text:span text:style-name="T151">"Dropdown"</text:span><text:span text:style-name="T111">&gt;</text:span><text:span text:style-name="T133"> </text:span></text:p>
      <text:p text:style-name="P19"><text:span text:style-name="T133">        <text:tab/><text:tab/><text:tab/></text:span><text:span text:style-name="T111">&lt;</text:span><text:span text:style-name="T122">option</text:span><text:span text:style-name="T133"> </text:span><text:span text:style-name="T144">value</text:span><text:span text:style-name="T133"> = </text:span><text:span text:style-name="T151">"choice1"</text:span><text:span text:style-name="T111">&gt;</text:span><text:span text:style-name="T133">Choice 1 </text:span><text:span text:style-name="T111">&lt;/</text:span><text:span text:style-name="T122">option</text:span><text:span text:style-name="T111">&gt;</text:span><text:span text:style-name="T133"> </text:span></text:p>
      <text:p text:style-name="P19"><text:span text:style-name="T133">        <text:tab/><text:tab/><text:tab/></text:span><text:span text:style-name="T111">&lt;</text:span><text:span text:style-name="T122">option</text:span><text:span text:style-name="T133"> </text:span><text:span text:style-name="T144">value</text:span><text:span text:style-name="T133"> = </text:span><text:span text:style-name="T151">"choice2"</text:span><text:span text:style-name="T111">&gt;</text:span><text:span text:style-name="T133">Choice 2 </text:span><text:span text:style-name="T111">&lt;/</text:span><text:span text:style-name="T122">option</text:span><text:span text:style-name="T111">&gt;</text:span></text:p>
      <text:p text:style-name="P19"><text:span text:style-name="T133">    <text:tab/><text:tab/></text:span><text:span text:style-name="T111">&lt;/</text:span><text:span text:style-name="T122">select</text:span><text:span text:style-name="T111">&gt;</text:span></text:p>
      <text:p text:style-name="P19"><text:span text:style-name="T111"><text:tab/>&lt;/</text:span><text:span text:style-name="T122">form</text:span><text:span text:style-name="T111">&gt;</text:span><text:span text:style-name="T133"> </text:span></text:p>
      <text:p text:style-name="P54"><text:span text:style-name="Source_20_Text"><text:span text:style-name="T19"/></text:span></text:p>
      <text:p text:style-name="P89"><text:span text:style-name="texte_20_info"><text:span text:style-name="T96">Datalist Input <text:tab/><text:tab/></text:span></text:span><text:span text:style-name="texte_20_info"><text:span text:style-name="T100">U</text:span></text:span><text:span text:style-name="texte_20_info"><text:span text:style-name="T85">sers can write to search the value</text:span></text:span></text:p>
      <text:p text:style-name="P55"><text:span text:style-name="Source_20_Text"><text:span text:style-name="T20"><text:tab/></text:span></text:span><text:span text:style-name="Html_20_property"><text:span text:style-name="T119">&lt;</text:span></text:span><text:span text:style-name="Html_20_property"><text:span text:style-name="T130">form</text:span></text:span><text:span text:style-name="Html_20_property"><text:span text:style-name="T119">&gt;</text:span></text:span></text:p>
      <text:p text:style-name="P19"><text:span text:style-name="T133">    <text:tab/><text:tab/></text:span><text:span text:style-name="T111">&lt;</text:span><text:span text:style-name="T122">label</text:span><text:span text:style-name="T133"> </text:span><text:span text:style-name="T144">for</text:span><text:span text:style-name="T133"> = </text:span><text:span text:style-name="T151">"Datalist"</text:span><text:span text:style-name="T133"> </text:span><text:span text:style-name="T111">&gt;</text:span><text:span text:style-name="T133"> What is your choice ? </text:span><text:span text:style-name="T111">&lt;/</text:span><text:span text:style-name="T122">label</text:span><text:span text:style-name="T111">&gt;</text:span></text:p>
      <text:p text:style-name="P19"><text:span text:style-name="T133">    <text:tab/><text:tab/></text:span><text:span text:style-name="T111">&lt;</text:span><text:span text:style-name="T122">input</text:span><text:span text:style-name="T133"> </text:span><text:span text:style-name="T144">type</text:span><text:span text:style-name="T133"> = </text:span><text:span text:style-name="T151">"text"</text:span><text:span text:style-name="T133"> </text:span><text:span text:style-name="T144">list</text:span><text:span text:style-name="T133"> = </text:span><text:span text:style-name="T151">"list_id"</text:span><text:span text:style-name="T133"> </text:span><text:span text:style-name="T144">id</text:span><text:span text:style-name="T133"> = </text:span><text:span text:style-name="T151">"id"</text:span><text:span text:style-name="T133">  </text:span><text:span text:style-name="T144">name</text:span><text:span text:style-name="T133"> = </text:span><text:span text:style-name="T151">"name"</text:span><text:span text:style-name="T111">&gt;</text:span></text:p>
      <text:p text:style-name="P19"><text:span text:style-name="T133">    <text:tab/><text:tab/></text:span><text:span text:style-name="T111">&lt;</text:span><text:span text:style-name="T122">datalist</text:span><text:span text:style-name="T133"> </text:span><text:span text:style-name="T144">id</text:span><text:span text:style-name="T133"> = </text:span><text:span text:style-name="T151">"list_id"</text:span><text:span text:style-name="T133"> </text:span><text:span text:style-name="T111">&gt;</text:span><text:span text:style-name="T133"> </text:span></text:p>
      <text:p text:style-name="P19"><text:span text:style-name="T133">        <text:tab/><text:tab/><text:tab/></text:span><text:span text:style-name="T111">&lt;</text:span><text:span text:style-name="T122">option</text:span><text:span text:style-name="T133"> </text:span><text:span text:style-name="T144">value</text:span><text:span text:style-name="T133"> = </text:span><text:span text:style-name="T151">"choice1"</text:span><text:span text:style-name="T111">&gt;&lt;/</text:span><text:span text:style-name="T122">option</text:span><text:span text:style-name="T111">&gt;</text:span><text:span text:style-name="T133"> </text:span></text:p>
      <text:p text:style-name="P19"><text:span text:style-name="T133">        <text:tab/><text:tab/><text:tab/></text:span><text:span text:style-name="T111">&lt;</text:span><text:span text:style-name="T122">option</text:span><text:span text:style-name="T133"> </text:span><text:span text:style-name="T144">value</text:span><text:span text:style-name="T133"> = </text:span><text:span text:style-name="T151">"choice2"</text:span><text:span text:style-name="T111">&gt;&lt;/</text:span><text:span text:style-name="T122">option</text:span><text:span text:style-name="T111">&gt;</text:span></text:p>
      <text:p text:style-name="P19"><text:span text:style-name="T133">        <text:tab/><text:tab/><text:tab/></text:span><text:span text:style-name="T111">&lt;</text:span><text:span text:style-name="T122">option</text:span><text:span text:style-name="T133"> </text:span><text:span text:style-name="T144">value</text:span><text:span text:style-name="T133"> = </text:span><text:span text:style-name="T151">"Other"</text:span><text:span text:style-name="T111">&gt;&lt;/</text:span><text:span text:style-name="T122">option</text:span><text:span text:style-name="T111">&gt;</text:span></text:p>
      <text:p text:style-name="P19"><text:span text:style-name="T133">    <text:tab/><text:tab/></text:span><text:span text:style-name="T111">&lt;/</text:span><text:span text:style-name="T122">datalist</text:span><text:span text:style-name="T111">&gt;</text:span></text:p>
      <text:p text:style-name="P19"><text:span text:style-name="T111"><text:tab/>&lt;/</text:span><text:span text:style-name="T122">form</text:span><text:span text:style-name="T111">&gt;</text:span><text:span text:style-name="T133"> </text:span></text:p>
      <text:p text:style-name="P55"><text:span text:style-name="Source_20_Text"><text:span text:style-name="T107"/></text:span></text:p>
      <text:p text:style-name="P55"><text:span text:style-name="Source_20_Text"><text:span text:style-name="T107"><text:tab/></text:span></text:span></text:p>
      <text:p text:style-name="P55"><text:span text:style-name="Source_20_Text"><text:span text:style-name="T34"/></text:span></text:p>
      <text:p text:style-name="P89"><text:span text:style-name="texte_20_info"><text:span text:style-name="T96">Text Area<text:tab/><text:tab/></text:span></text:span><text:span text:style-name="texte_20_info"><text:span text:style-name="T85">Allows </text:span></text:span><text:span text:style-name="texte_20_info"><text:span text:style-name="T89">more than one ligne text-align </text:span></text:span><text:span text:style-name="texte_20_info"><text:span text:style-name="T90">(user can change the size of the box)</text:span></text:span></text:p>
      <text:p text:style-name="P56"><text:span text:style-name="Source_20_Text"><text:span text:style-name="T21"><text:tab/></text:span></text:span></text:p>
      <text:p text:style-name="P19"><text:span text:style-name="T111"><text:tab/>&lt;</text:span><text:span text:style-name="T122">form</text:span><text:span text:style-name="T111">&gt;</text:span></text:p>
      <text:p text:style-name="P19"><text:span text:style-name="T133">    <text:tab/><text:tab/></text:span><text:span text:style-name="T111">&lt;</text:span><text:span text:style-name="T122">label</text:span><text:span text:style-name="T133"> </text:span><text:span text:style-name="T144">for</text:span><text:span text:style-name="T133"> = </text:span><text:span text:style-name="T151">"blog"</text:span><text:span text:style-name="T133"> </text:span><text:span text:style-name="T111">&gt;</text:span><text:span text:style-name="T133"> Choice1 </text:span><text:span text:style-name="T111">&lt;/</text:span><text:span text:style-name="T122">label</text:span><text:span text:style-name="T111">&gt;</text:span></text:p>
      <text:p text:style-name="P19"><text:span text:style-name="T133">    <text:tab/><text:tab/></text:span><text:span text:style-name="T111">&lt;</text:span><text:span text:style-name="T122">br</text:span><text:span text:style-name="T111">&gt;</text:span></text:p>
      <text:p text:style-name="P19"><text:span text:style-name="T133">    <text:tab/><text:tab/></text:span><text:span text:style-name="T111">&lt;</text:span><text:span text:style-name="T122">textarea</text:span><text:span text:style-name="T133">   </text:span><text:span text:style-name="T144">id</text:span><text:span text:style-name="T133"> = </text:span><text:span text:style-name="T151">"blog"</text:span><text:span text:style-name="T133"> </text:span><text:span text:style-name="T144">name</text:span><text:span text:style-name="T133"> = </text:span><text:span text:style-name="T151">" blog"</text:span><text:span text:style-name="T133"> </text:span><text:span text:style-name="T144">rows</text:span><text:span text:style-name="T133"> = </text:span><text:span text:style-name="T151">"5"</text:span><text:span text:style-name="T133">  </text:span><text:span text:style-name="T144">cols</text:span><text:span text:style-name="T133"> = </text:span><text:span text:style-name="T151">"30"</text:span><text:span text:style-name="T133"> </text:span><text:span text:style-name="T111">&gt;</text:span></text:p>
      <text:p text:style-name="P19"><text:soft-page-break/><text:span text:style-name="T133">    <text:tab/><text:tab/></text:span><text:span text:style-name="T111">&lt;/</text:span><text:span text:style-name="T122">textarea</text:span><text:span text:style-name="T111">&gt;</text:span></text:p>
      <text:p text:style-name="P34"><text:span text:style-name="T118"><text:tab/>&lt;/</text:span><text:span text:style-name="T129">form</text:span><text:span text:style-name="T118">&gt;</text:span><text:span text:style-name="T140"> </text:span></text:p>
      <text:p text:style-name="P90"><text:span text:style-name="texte_20_info"><text:span text:style-name="T96">Fieldset</text:span></text:span></text:p>
      <text:p text:style-name="P90"><text:span text:style-name="texte_20_info"><text:span text:style-name="T119"><text:tab/></text:span></text:span><text:span text:style-name="texte_20_info"><text:span text:style-name="T119">&lt;</text:span></text:span><text:span text:style-name="texte_20_info"><text:span text:style-name="T130">form</text:span></text:span><text:span text:style-name="texte_20_info"><text:span text:style-name="T141"> </text:span></text:span><text:span text:style-name="texte_20_info"><text:span text:style-name="T146">method</text:span></text:span><text:span text:style-name="texte_20_info"><text:span text:style-name="T141">=</text:span></text:span><text:span text:style-name="texte_20_info"><text:span text:style-name="T153">"get"</text:span></text:span><text:span text:style-name="texte_20_info"><text:span text:style-name="T141"> </text:span></text:span><text:span text:style-name="texte_20_info"><text:span text:style-name="T146">action</text:span></text:span><text:span text:style-name="texte_20_info"><text:span text:style-name="T141">=</text:span></text:span><text:span text:style-name="texte_20_info"><text:span text:style-name="T153">""</text:span></text:span><text:span text:style-name="texte_20_info"><text:span text:style-name="T119">&gt;</text:span></text:span></text:p>
      <text:p text:style-name="P92"><text:span text:style-name="T133">    <text:tab/></text:span><text:span text:style-name="T111">&lt;</text:span><text:span text:style-name="T122">fieldset</text:span><text:span text:style-name="T111">&gt;<text:tab/><text:tab/><text:tab/><text:tab/><text:tab/><text:tab/></text:span><text:span text:style-name="T161">&lt;!-- </text:span><text:span text:style-name="T163">crée des sections visuelles</text:span><text:span text:style-name="T161"> --&gt;</text:span><text:span text:style-name="T133"> </text:span></text:p>
      <text:p text:style-name="P19"><text:span text:style-name="T133">       <text:tab/><text:tab/></text:span><text:span text:style-name="T111">&lt;</text:span><text:span text:style-name="T122">legend</text:span><text:span text:style-name="T111">&gt;</text:span><text:span text:style-name="T133">Title</text:span><text:span text:style-name="T111">&lt;/</text:span><text:span text:style-name="T122">legend</text:span><text:span text:style-name="T111">&gt;</text:span><text:span text:style-name="T133"> <text:tab/><text:tab/><text:tab/><text:tab/></text:span><text:span text:style-name="T161">&lt;!-- Titre du fieldset --&gt;</text:span><text:span text:style-name="T133"> </text:span></text:p>
      <text:p text:style-name="P19"><text:span text:style-name="T133">       <text:tab/><text:tab/></text:span><text:span text:style-name="T111">&lt;</text:span><text:span text:style-name="T122">label</text:span><text:span text:style-name="T133"> </text:span><text:span text:style-name="T144">for</text:span><text:span text:style-name="T133">=</text:span><text:span text:style-name="T151">"nom"</text:span><text:span text:style-name="T111">&gt;</text:span><text:span text:style-name="T133">Quel est votre nom ?</text:span><text:span text:style-name="T111">&lt;/</text:span><text:span text:style-name="T122">label</text:span><text:span text:style-name="T111">&gt;</text:span></text:p>
      <text:p text:style-name="P19"><text:span text:style-name="T133">       <text:tab/><text:tab/></text:span><text:span text:style-name="T111">&lt;</text:span><text:span text:style-name="T122">input</text:span><text:span text:style-name="T133"> </text:span><text:span text:style-name="T144">type</text:span><text:span text:style-name="T133">=</text:span><text:span text:style-name="T151">"text"</text:span><text:span text:style-name="T133"> </text:span><text:span text:style-name="T144">name</text:span><text:span text:style-name="T133">=</text:span><text:span text:style-name="T151">"nom"</text:span><text:span text:style-name="T133"> </text:span><text:span text:style-name="T144">id</text:span><text:span text:style-name="T133">=</text:span><text:span text:style-name="T151">"nom"</text:span><text:span text:style-name="T111">&gt;</text:span></text:p>
      <text:p text:style-name="P87">       </text:p>
      <text:p text:style-name="P19"><text:span text:style-name="T133">       <text:tab/><text:tab/></text:span><text:span text:style-name="T111">&lt;</text:span><text:span text:style-name="T122">label</text:span><text:span text:style-name="T133"> </text:span><text:span text:style-name="T144">2</text:span><text:span text:style-name="T133"> </text:span><text:span text:style-name="T111">&gt;</text:span><text:span text:style-name="T133"> </text:span><text:span text:style-name="T111">&lt;/</text:span><text:span text:style-name="T122">label</text:span><text:span text:style-name="T111">&gt;&lt;</text:span><text:span text:style-name="T122">input</text:span><text:span text:style-name="T133"> </text:span><text:span text:style-name="T144">2</text:span><text:span text:style-name="T111">&gt;</text:span></text:p>
      <text:p text:style-name="P19"><text:span text:style-name="T133">    <text:tab/></text:span><text:span text:style-name="T111">&lt;/</text:span><text:span text:style-name="T122">fieldset</text:span><text:span text:style-name="T111">&gt; </text:span><text:span text:style-name="texte_20_info"><text:span text:style-name="T121">&lt;/</text:span></text:span><text:span text:style-name="texte_20_info"><text:span text:style-name="T132">form&gt;</text:span></text:span></text:p>
      <text:p text:style-name="P90"><text:span text:style-name="texte_20_info"><text:span text:style-name="T85"><text:tab/></text:span></text:span></text:p>
      <text:p text:style-name="P57"><text:span text:style-name="Source_20_Text"><text:span text:style-name="T107"><text:tab/></text:span></text:span></text:p>
      <text:p text:style-name="P58"><text:span text:style-name="texte_20_info"><text:span text:style-name="T96">Submit For</text:span></text:span><text:span text:style-name="texte_20_info"><text:span text:style-name="T101">m</text:span></text:span></text:p>
      <text:p text:style-name="P59"><text:span text:style-name="Source_20_Text"><text:span text:style-name="T110"><text:tab/></text:span></text:span><text:span text:style-name="Source_20_Text"><text:span text:style-name="T114">&lt;</text:span></text:span><text:span text:style-name="Source_20_Text"><text:span text:style-name="T125">form</text:span></text:span><text:span text:style-name="Source_20_Text"><text:span text:style-name="T114">&gt;</text:span></text:span></text:p>
      <text:p text:style-name="P19"><text:span text:style-name="T133">    <text:tab/><text:tab/></text:span><text:span text:style-name="T111">&lt;</text:span><text:span text:style-name="T122">input</text:span><text:span text:style-name="T133"> </text:span><text:span text:style-name="T144">type</text:span><text:span text:style-name="T133"> = </text:span><text:span text:style-name="T151">"submit"</text:span><text:span text:style-name="T133"> </text:span><text:span text:style-name="T144">value</text:span><text:span text:style-name="T133"> = </text:span><text:span text:style-name="T151">"Send"</text:span><text:span text:style-name="T111">&gt;</text:span></text:p>
      <text:p text:style-name="P19"><text:span text:style-name="T111"><text:tab/>&lt;/</text:span><text:span text:style-name="T122">form</text:span><text:span text:style-name="T111">&gt;</text:span><text:span text:style-name="T133"> </text:span></text:p>
      <text:p text:style-name="P94"><text:span text:style-name="Source_20_Text"><text:span text:style-name="T107"><text:tab/><text:tab/></text:span></text:span><text:span text:style-name="Html_20_attributes"><text:span text:style-name="T71"> <text:tab/><text:tab/></text:span></text:span></text:p>
      <text:p text:style-name="P94"><text:span text:style-name="Html_20_attributes"><text:span text:style-name="T71"><text:tab/><text:tab/></text:span></text:span></text:p>
      <text:p text:style-name="P94"><text:span text:style-name="Html_20_attributes"><text:span text:style-name="T72"><text:tab/></text:span></text:span><text:span text:style-name="Html_20_attributes"><text:span text:style-name="T71"><text:tab/></text:span></text:span><text:span text:style-name="Html_20_attributes"><text:span text:style-name="T72">value =</text:span></text:span><text:span text:style-name="Source_20_Text"><text:span text:style-name="T81"> </text:span></text:span><text:span text:style-name="texte_20_info"><text:span text:style-name="T85">What is written on the button</text:span></text:span></text:p>
      <text:p text:style-name="P94"><text:span text:style-name="texte_20_info"><text:span text:style-name="T85"><text:tab/><text:tab/></text:span></text:span><text:span text:style-name="texte_20_info"><text:span text:style-name="T146">type</text:span></text:span><text:span text:style-name="texte_20_info"><text:span text:style-name="T141"> = </text:span></text:span><text:span text:style-name="texte_20_info"><text:span text:style-name="T153">"</text:span></text:span><text:span text:style-name="texte_20_info"><text:span text:style-name="T155">reset</text:span></text:span><text:span text:style-name="texte_20_info"><text:span text:style-name="T153">"<text:tab/><text:tab/></text:span></text:span><text:span text:style-name="texte_20_info"><text:span text:style-name="T95">remise du formulaire à zéro</text:span></text:span></text:p>
      <text:p text:style-name="P94"><text:span text:style-name="texte_20_info"><text:span text:style-name="T153"><text:tab/><text:tab/></text:span></text:span><text:span text:style-name="texte_20_info"><text:span text:style-name="T146">type</text:span></text:span><text:span text:style-name="texte_20_info"><text:span text:style-name="T141"> = </text:span></text:span><text:span text:style-name="texte_20_info"><text:span text:style-name="T153">"</text:span></text:span><text:span text:style-name="texte_20_info"><text:span text:style-name="T155">image</text:span></text:span><text:span text:style-name="texte_20_info"><text:span text:style-name="T153">"<text:tab/><text:tab/></text:span></text:span><text:span text:style-name="texte_20_info"><text:span text:style-name="T95">= </text:span></text:span><text:span text:style-name="texte_20_info"><text:span text:style-name="T155">"submit" </text:span></text:span><text:span text:style-name="texte_20_info"><text:span text:style-name="T85">but with an image </text:span></text:span><text:span text:style-name="texte_20_info"><text:span text:style-name="T155">(</text:span></text:span><text:span text:style-name="Html_20_attributes"><text:span text:style-name="T95">src=</text:span></text:span><text:span text:style-name="texte_20_info"><text:span text:style-name="T155">)</text:span></text:span></text:p>
      <text:p text:style-name="P94"><text:span text:style-name="texte_20_info"><text:span text:style-name="T155"><text:tab/><text:tab/></text:span></text:span><text:span text:style-name="texte_20_info"><text:span text:style-name="T146">type</text:span></text:span><text:span text:style-name="texte_20_info"><text:span text:style-name="T141"> = </text:span></text:span><text:span text:style-name="texte_20_info"><text:span text:style-name="T153">"</text:span></text:span><text:span text:style-name="texte_20_info"><text:span text:style-name="T155">button</text:span></text:span><text:span text:style-name="texte_20_info"><text:span text:style-name="T153">"<text:tab/><text:tab/></text:span></text:span><text:span text:style-name="texte_20_info"><text:span text:style-name="T85">see</text:span></text:span><text:span text:style-name="texte_20_info"><text:span text:style-name="T95"> javascript</text:span></text:span></text:p>
      <text:p text:style-name="P94"><text:span text:style-name="texte_20_info"><text:span text:style-name="T153"><text:tab/><text:tab/></text:span></text:span></text:p>
      <text:p text:style-name="P59"><text:span text:style-name="Source_20_Text"><text:span text:style-name="T35"/></text:span></text:p>
      <text:p text:style-name="P59"><text:span text:style-name="Source_20_Text"><text:span text:style-name="T35"/></text:span></text:p>
      <text:p text:style-name="P68"><text:span text:style-name="Source_20_Text"><text:span text:style-name="T134"/></text:span></text:p>
      <text:p text:style-name="P59"><text:span text:style-name="Source_20_Text"><text:span text:style-name="T3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texte_20_info" style:display-name="texte info" style:family="text">
      <style:text-properties fo:color="#cccccc" loext:opacity="100%" style:font-name="Liberation Serif" fo:font-family="'Liberation Serif'" style:font-family-generic="roman" style:font-pitch="variable" officeooo:rsid="0027a84c" fo:background-color="#1f1f1f"/>
    </style:style>
    <style:style style:name="Html_20_property" style:display-name="Html property" style:family="text">
      <style:text-properties fo:color="#569cd6" loext:opacity="100%" style:font-name="Liberation Serif" fo:font-family="'Liberation Serif'" style:font-family-generic="roman" style:font-pitch="variable" officeooo:rsid="0016ca5b" fo:background-color="#1f1f1f"/>
    </style:style>
    <style:style style:name="Html_20_values" style:display-name="Html values" style:family="text">
      <style:text-properties fo:color="#ce9178" loext:opacity="100%" fo:background-color="#1f1f1f"/>
    </style:style>
    <style:style style:name="Html_20_attributes" style:display-name="Html attributes" style:family="text">
      <style:text-properties fo:color="#9cdcfe" loext:opacity="100%" fo:background-color="#1f1f1f"/>
    </style:style>
    <style:style style:name="Html_20_link" style:display-name="Html link" style:family="text">
      <style:text-properties fo:color="#cccccc" loext:opacity="100%" style:font-name="Liberation Serif" fo:font-family="'Liberation Serif'" style:font-family-generic="roman" style:font-pitch="variable" fo:font-size="10pt" style:text-underline-style="solid" style:text-underline-width="auto" style:text-underline-color="font-color" officeooo:rsid="0021e945" fo:background-color="#1f1f1f" style:font-size-asian="10pt" style:font-size-complex="10pt"/>
    </style:style>
    <style:style style:name="Html_20_comment" style:display-name="Html comment" style:family="text" style:parent-style-name="Source_20_Text">
      <style:text-properties fo:color="#6a9955" loext:opacity="100%" style:font-name="Liberation Serif" fo:font-family="'Liberation Serif'" style:font-family-generic="roman" style:font-pitch="variable" fo:font-size="10pt" officeooo:rsid="002dd9db" fo:background-color="#1f1f1f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f1f1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f1f1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f1f1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07:54:22.029000000</meta:creation-date>
    <meta:generator>LibreOffice/7.6.4.1$Windows_X86_64 LibreOffice_project/e19e193f88cd6c0525a17fb7a176ed8e6a3e2aa1</meta:generator>
    <dc:date>2024-03-24T14:22:44.852000000</dc:date>
    <meta:editing-duration>PT17H9M34S</meta:editing-duration>
    <meta:editing-cycles>116</meta:editing-cycles>
    <meta:document-statistic meta:table-count="0" meta:image-count="0" meta:object-count="0" meta:page-count="6" meta:paragraph-count="226" meta:word-count="1354" meta:character-count="8562" meta:non-whitespace-character-count="6741"/>
  </office:meta>
</office:document-meta>
</file>